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MathJax Size4" svg:font-family="'MathJax Size4'"/>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59cm"/>
    </style:style>
    <style:style style:name="Table1.B" style:family="table-column">
      <style:table-column-properties style:column-width="0.192cm"/>
    </style:style>
    <style:style style:name="Table1.C" style:family="table-column">
      <style:table-column-properties style:column-width="1.462cm"/>
    </style:style>
    <style:style style:name="Table1.D" style:family="table-column">
      <style:table-column-properties style:column-width="6.756cm"/>
    </style:style>
    <style:style style:name="Table1.A1" style:family="table-cell">
      <style:table-cell-properties style:vertical-align="middle" fo:padding="0.049cm" fo:border="none"/>
    </style:style>
    <style:style style:name="Table2" style:family="table">
      <style:table-properties style:width="11.987cm" table:align="left"/>
    </style:style>
    <style:style style:name="Table2.A" style:family="table-column">
      <style:table-column-properties style:column-width="7.334cm"/>
    </style:style>
    <style:style style:name="Table2.B" style:family="table-column">
      <style:table-column-properties style:column-width="0.192cm"/>
    </style:style>
    <style:style style:name="Table2.C" style:family="table-column">
      <style:table-column-properties style:column-width="1.998cm"/>
    </style:style>
    <style:style style:name="Table2.D" style:family="table-column">
      <style:table-column-properties style:column-width="2.462cm"/>
    </style:style>
    <style:style style:name="Table2.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6.884cm"/>
    </style:style>
    <style:style style:name="Table3.B" style:family="table-column">
      <style:table-column-properties style:column-width="0.192cm"/>
    </style:style>
    <style:style style:name="Table3.C" style:family="table-column">
      <style:table-column-properties style:column-width="1.425cm"/>
    </style:style>
    <style:style style:name="Table3.D" style:family="table-column">
      <style:table-column-properties style:column-width="8.498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6.821cm"/>
    </style:style>
    <style:style style:name="Table4.B" style:family="table-column">
      <style:table-column-properties style:column-width="0.192cm"/>
    </style:style>
    <style:style style:name="Table4.C" style:family="table-column">
      <style:table-column-properties style:column-width="1.323cm"/>
    </style:style>
    <style:style style:name="Table4.D" style:family="table-column">
      <style:table-column-properties style:column-width="8.664cm"/>
    </style:style>
    <style:style style:name="Table4.A1" style:family="table-cell">
      <style:table-cell-properties style:vertical-align="middle" fo:padding="0.049cm" fo:border="none"/>
    </style:style>
    <style:style style:name="Table5" style:family="table">
      <style:table-properties style:width="7.775cm" table:align="left"/>
    </style:style>
    <style:style style:name="Table5.A" style:family="table-column">
      <style:table-column-properties style:column-width="3.122cm"/>
    </style:style>
    <style:style style:name="Table5.B" style:family="table-column">
      <style:table-column-properties style:column-width="0.192cm"/>
    </style:style>
    <style:style style:name="Table5.C" style:family="table-column">
      <style:table-column-properties style:column-width="1.998cm"/>
    </style:style>
    <style:style style:name="Table5.D" style:family="table-column">
      <style:table-column-properties style:column-width="2.462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12.891cm"/>
    </style:style>
    <style:style style:name="Table6.B" style:family="table-column">
      <style:table-column-properties style:column-width="0.192cm"/>
    </style:style>
    <style:style style:name="Table6.C" style:family="table-column">
      <style:table-column-properties style:column-width="1.453cm"/>
    </style:style>
    <style:style style:name="Table6.D" style:family="table-column">
      <style:table-column-properties style:column-width="2.464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2.081cm"/>
    </style:style>
    <style:style style:name="Table7.B" style:family="table-column">
      <style:table-column-properties style:column-width="0.192cm"/>
    </style:style>
    <style:style style:name="Table7.C" style:family="table-column">
      <style:table-column-properties style:column-width="1.39cm"/>
    </style:style>
    <style:style style:name="Table7.D" style:family="table-column">
      <style:table-column-properties style:column-width="13.337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3.738cm"/>
    </style:style>
    <style:style style:name="Table8.B" style:family="table-column">
      <style:table-column-properties style:column-width="0.192cm"/>
    </style:style>
    <style:style style:name="Table8.C" style:family="table-column">
      <style:table-column-properties style:column-width="1.692cm"/>
    </style:style>
    <style:style style:name="Table8.D" style:family="table-column">
      <style:table-column-properties style:column-width="11.379cm"/>
    </style:style>
    <style:style style:name="Table8.A1" style:family="table-cell">
      <style:table-cell-properties style:vertical-align="middle" fo:padding="0.049cm" fo:border="none"/>
    </style:style>
    <style:style style:name="Table9" style:family="table">
      <style:table-properties style:width="9.414cm" table:align="left"/>
    </style:style>
    <style:style style:name="Table9.A" style:family="table-column">
      <style:table-column-properties style:column-width="4.761cm"/>
    </style:style>
    <style:style style:name="Table9.B" style:family="table-column">
      <style:table-column-properties style:column-width="0.192cm"/>
    </style:style>
    <style:style style:name="Table9.C" style:family="table-column">
      <style:table-column-properties style:column-width="1.998cm"/>
    </style:style>
    <style:style style:name="Table9.D" style:family="table-column">
      <style:table-column-properties style:column-width="2.462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4.854cm"/>
    </style:style>
    <style:style style:name="Table10.B" style:family="table-column">
      <style:table-column-properties style:column-width="0.192cm"/>
    </style:style>
    <style:style style:name="Table10.C" style:family="table-column">
      <style:table-column-properties style:column-width="1.344cm"/>
    </style:style>
    <style:style style:name="Table10.D" style:family="table-column">
      <style:table-column-properties style:column-width="10.61cm"/>
    </style:style>
    <style:style style:name="Table10.A1" style:family="table-cell">
      <style:table-cell-properties style:vertical-align="middle" fo:padding="0.049cm" fo:border="none"/>
    </style:style>
    <style:style style:name="Table11" style:family="table">
      <style:table-properties style:width="17cm" table:align="left"/>
    </style:style>
    <style:style style:name="Table11.A" style:family="table-column">
      <style:table-column-properties style:column-width="1.901cm"/>
    </style:style>
    <style:style style:name="Table11.B" style:family="table-column">
      <style:table-column-properties style:column-width="0.192cm"/>
    </style:style>
    <style:style style:name="Table11.C" style:family="table-column">
      <style:table-column-properties style:column-width="1.464cm"/>
    </style:style>
    <style:style style:name="Table11.D" style:family="table-column">
      <style:table-column-properties style:column-width="13.443cm"/>
    </style:style>
    <style:style style:name="Table11.A1" style:family="table-cell">
      <style:table-cell-properties style:vertical-align="middle" fo:padding="0.049cm" fo:border="none"/>
    </style:style>
    <style:style style:name="Table12" style:family="table">
      <style:table-properties style:width="17cm" table:align="left"/>
    </style:style>
    <style:style style:name="Table12.A" style:family="table-column">
      <style:table-column-properties style:column-width="4.189cm"/>
    </style:style>
    <style:style style:name="Table12.B" style:family="table-column">
      <style:table-column-properties style:column-width="0.192cm"/>
    </style:style>
    <style:style style:name="Table12.C" style:family="table-column">
      <style:table-column-properties style:column-width="1.579cm"/>
    </style:style>
    <style:style style:name="Table12.D" style:family="table-column">
      <style:table-column-properties style:column-width="11.04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376cm"/>
    </style:style>
    <style:style style:name="Table13.B" style:family="table-column">
      <style:table-column-properties style:column-width="0.192cm"/>
    </style:style>
    <style:style style:name="Table13.C" style:family="table-column">
      <style:table-column-properties style:column-width="1.868cm"/>
    </style:style>
    <style:style style:name="Table13.D" style:family="table-column">
      <style:table-column-properties style:column-width="12.564cm"/>
    </style:style>
    <style:style style:name="Table13.A1" style:family="table-cell">
      <style:table-cell-properties style:vertical-align="middle" fo:padding="0.049cm" fo:border="none"/>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variant="normal" fo:text-transform="none" fo:color="#333333" style:font-name="Helvetica Neue" fo:font-size="10.5pt" fo:letter-spacing="normal" fo:font-style="normal" fo:font-weight="normal"/>
    </style:style>
    <style:style style:name="P3" style:family="paragraph" style:parent-style-name="Table_20_Contents">
      <style:text-properties fo:font-size="2pt" style:font-size-asian="2pt" style:font-size-complex="2pt"/>
    </style:style>
    <style:style style:name="P4" style:family="paragraph" style:parent-style-name="Table_20_Contents">
      <style:paragraph-properties style:line-height-at-least="0.556cm" fo:padding="0cm" fo:border="none"/>
    </style:style>
    <style:style style:name="P5" style:family="paragraph" style:parent-style-name="Table_20_Contents">
      <style:paragraph-properties style:line-height-at-least="0.556cm" fo:text-align="start" style:justify-single-word="false" fo:padding="0cm" fo:border="none"/>
    </style:style>
    <style:style style:name="P6" style:family="paragraph" style:parent-style-name="Table_20_Contents">
      <style:paragraph-properties fo:margin-left="0cm" fo:margin-right="0cm" fo:margin-top="0cm" fo:margin-bottom="0cm" style:line-height-at-least="0.556cm" fo:text-align="start" style:justify-single-word="false" fo:text-indent="0cm" style:auto-text-indent="false" fo:padding="0cm" fo:border="none"/>
    </style:style>
    <style:style style:name="P7" style:family="paragraph" style:parent-style-name="Table_20_Contents">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style:text-line-through-style="none" fo:font-size="12.75pt" fo:letter-spacing="normal" fo:font-style="normal" style:text-underline-style="none" fo:font-weight="normal" style:text-blinking="false"/>
    </style:style>
    <style:style style:name="P8" style:family="paragraph" style:parent-style-name="Heading_20_3">
      <style:text-properties fo:font-variant="normal" fo:text-transform="none" fo:color="#333333" style:font-name="Helvetica Neue" fo:font-size="18pt" fo:letter-spacing="normal" fo:font-style="normal" fo:font-weight="bold"/>
    </style:style>
    <style:style style:name="P9" style:family="paragraph" style:parent-style-name="Heading_20_3">
      <style:paragraph-properties fo:break-before="page"/>
      <style:text-properties fo:font-variant="normal" fo:text-transform="none" fo:color="#333333" style:font-name="Helvetica Neue" fo:font-size="18pt" fo:letter-spacing="normal" fo:font-style="normal" fo:font-weight="bold"/>
    </style:style>
    <style:style style:name="P10" style:family="paragraph" style:parent-style-name="Table_20_Heading">
      <style:text-properties fo:font-size="2pt" style:font-size-asian="2pt" style:font-size-complex="2pt"/>
    </style:style>
    <style:style style:name="P11" style:family="paragraph" style:parent-style-name="Table_20_Heading">
      <style:paragraph-properties style:line-height-at-least="0.556cm" fo:text-align="start" style:justify-single-word="false" fo:padding="0cm" fo:border="none"/>
      <style:text-properties fo:font-weight="bold"/>
    </style:style>
    <style:style style:name="P12" style:family="paragraph" style:parent-style-name="Text_20_body" style:list-style-name="L6">
      <style:paragraph-properties fo:margin-top="0cm" fo:margin-bottom="0cm" style:line-height-at-least="0.556cm" fo:padding="0.132cm" fo:border="0.002cm solid #000000"/>
      <style:text-properties fo:font-variant="normal" fo:text-transform="none" fo:color="#333333" style:font-name="Helvetica Neue" fo:font-size="10.5pt" fo:letter-spacing="normal" fo:font-style="normal" fo:font-weight="normal"/>
    </style:style>
    <style:style style:name="P13" style:family="paragraph" style:parent-style-name="Text_20_body" style:list-style-name="L7">
      <style:paragraph-properties fo:margin-top="0cm" fo:margin-bottom="0cm" style:line-height-at-least="0.556cm" fo:padding="0.132cm" fo:border="0.002cm solid #000000"/>
      <style:text-properties fo:font-variant="normal" fo:text-transform="none" fo:color="#333333" style:font-name="Helvetica Neue" fo:font-size="10.5pt" fo:letter-spacing="normal" fo:font-style="normal" fo:font-weight="normal"/>
    </style:style>
    <style:style style:name="P14" style:family="paragraph" style:parent-style-name="Text_20_body">
      <style:paragraph-properties fo:margin-top="0cm" fo:margin-bottom="0cm" style:line-height-at-least="0.476cm" fo:padding="0.132cm" fo:border="0.002cm solid #000000"/>
      <style:text-properties fo:font-variant="normal" fo:text-transform="none" fo:color="#333333" style:font-name="Helvetica Neue" fo:font-size="10.5pt" fo:letter-spacing="normal" fo:font-style="normal" fo:font-weight="normal"/>
    </style:style>
    <style:style style:name="P15" style:family="paragraph" style:parent-style-name="Text_20_body">
      <style:paragraph-properties fo:margin-top="0cm" fo:margin-bottom="0cm" style:line-height-at-least="0.741cm" fo:padding="0cm" fo:border="none"/>
      <style:text-properties fo:font-variant="normal" fo:text-transform="none" fo:color="#333333" style:font-name="Helvetica Neue" fo:font-size="10.5pt" fo:letter-spacing="normal" fo:font-style="normal" fo:font-weight="normal"/>
    </style:style>
    <style:style style:name="P16" style:family="paragraph" style:parent-style-name="Text_20_body">
      <style:paragraph-properties fo:margin-left="0cm" fo:margin-right="0cm" fo:margin-top="0cm" fo:margin-bottom="0cm" style:line-height-at-least="0.741cm" fo:text-indent="0cm" style:auto-text-indent="false" fo:padding="0cm" fo:border="none"/>
      <style:text-properties fo:font-variant="normal" fo:text-transform="none" fo:color="#333333" style:font-name="Helvetica Neue" fo:font-size="10.5pt" fo:letter-spacing="normal" fo:font-style="normal" fo:font-weight="normal"/>
    </style:style>
    <style:style style:name="P17" style:family="paragraph" style:parent-style-name="Text_20_body">
      <style:paragraph-properties fo:margin-left="0cm" fo:margin-right="0cm" fo:margin-top="0cm" fo:margin-bottom="0cm" style:line-height-at-least="0.741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18" style:family="paragraph" style:parent-style-name="Text_20_body">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19" style:family="paragraph" style:parent-style-name="Text_20_body" style:list-style-name="L1">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0" style:family="paragraph" style:parent-style-name="Text_20_body" style:list-style-name="L4">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1" style:family="paragraph" style:parent-style-name="Text_20_body" style:list-style-name="L5">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2" style:family="paragraph" style:parent-style-name="Text_20_body" style:list-style-name="L9">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font-name="Helvetica Neue" fo:font-size="10.5pt" fo:letter-spacing="normal" fo:font-style="normal" fo:font-weight="normal"/>
    </style:style>
    <style:style style:name="P23" style:family="paragraph" style:parent-style-name="Text_20_body" style:list-style-name="L1">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text-line-through-style="none" style:font-name="Helvetica Neue" fo:font-size="12.75pt" fo:letter-spacing="normal" fo:font-style="normal" style:text-underline-style="none" fo:font-weight="normal" style:text-blinking="false"/>
    </style:style>
    <style:style style:name="P24" style:family="paragraph" style:parent-style-name="Text_20_body" style:list-style-name="L9">
      <style:paragraph-properties fo:margin-left="0cm" fo:margin-right="0cm" fo:margin-top="0cm" fo:margin-bottom="0cm" style:line-height-at-least="0.556cm" fo:text-align="start" style:justify-single-word="false" fo:text-indent="0cm" style:auto-text-indent="false" fo:padding="0cm" fo:border="none"/>
      <style:text-properties fo:font-variant="normal" fo:text-transform="none" fo:color="#333333" style:text-line-through-style="none" style:font-name="Helvetica Neue" fo:font-size="12.75pt" fo:letter-spacing="normal" fo:font-style="normal" style:text-underline-style="none" fo:font-weight="normal" style:text-blinking="false"/>
    </style:style>
    <style:style style:name="P25" style:family="paragraph" style:parent-style-name="Text_20_body">
      <style:paragraph-properties fo:margin-left="0cm" fo:margin-right="0cm" fo:margin-top="0cm" fo:margin-bottom="0cm" style:line-height-at-least="0.476cm" fo:text-align="start" style:justify-single-word="false" fo:text-indent="0cm" style:auto-text-indent="false" fo:padding="0cm" fo:border="none"/>
      <style:text-properties fo:font-variant="normal" fo:text-transform="none" fo:color="#333333" style:text-line-through-style="none" style:font-name="Helvetica Neue" fo:font-size="12.75pt" fo:letter-spacing="normal" fo:font-style="normal" style:text-underline-style="none" fo:font-weight="normal" style:text-blinking="false"/>
    </style:style>
    <style:style style:name="P26" style:family="paragraph" style:parent-style-name="Text_20_body">
      <style:paragraph-properties fo:margin-left="0cm" fo:margin-right="0cm" fo:margin-top="0cm" fo:margin-bottom="0cm" style:line-height-at-least="0.476cm" fo:text-indent="0cm" style:auto-text-indent="false" fo:padding="0.132cm" fo:border="0.002cm solid #000000"/>
      <style:text-properties fo:font-variant="normal" fo:text-transform="none" fo:color="#333333" style:font-name="Helvetica Neue" fo:font-size="10.5pt" fo:letter-spacing="normal" fo:font-style="normal" fo:font-weight="normal"/>
    </style:style>
    <style:style style:name="P27" style:family="paragraph" style:parent-style-name="Text_20_body" style:list-style-name="L3">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28" style:family="paragraph" style:parent-style-name="Text_20_body" style:list-style-name="L5">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29" style:family="paragraph" style:parent-style-name="Text_20_body" style:list-style-name="L8">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0" style:family="paragraph" style:parent-style-name="Text_20_body" style:list-style-name="L10">
      <style:paragraph-properties fo:margin-left="0cm" fo:margin-right="0cm" fo:margin-top="0cm" fo:margin-bottom="0.265cm" style:line-height-at-least="0.556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1" style:family="paragraph" style:parent-style-name="Text_20_body">
      <style:paragraph-properties fo:margin-left="0cm" fo:margin-right="0cm" style:line-height-at-least="0.476cm" fo:text-indent="0cm" style:auto-text-indent="false" fo:padding="0.132cm" fo:border="0.002cm solid #000000"/>
      <style:text-properties fo:font-variant="normal" fo:text-transform="none" fo:color="#333333" style:font-name="Helvetica Neue" fo:font-size="10.5pt" fo:letter-spacing="normal" fo:font-style="normal" fo:font-weight="normal"/>
    </style:style>
    <style:style style:name="P32" style:family="paragraph" style:parent-style-name="Text_20_body">
      <style:paragraph-properties fo:margin-left="0cm" fo:margin-right="0cm" style:line-height-at-least="0.741cm" fo:text-indent="0cm" style:auto-text-indent="false" fo:padding="0cm" fo:border="none"/>
      <style:text-properties fo:font-variant="normal" fo:text-transform="none" fo:color="#333333" style:font-name="Helvetica Neue" fo:font-size="10.5pt" fo:letter-spacing="normal" fo:font-style="normal" fo:font-weight="normal"/>
    </style:style>
    <style:style style:name="P33" style:family="paragraph" style:parent-style-name="Text_20_body" style:list-style-name="L1">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34" style:family="paragraph" style:parent-style-name="Text_20_body" style:list-style-name="L3">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35" style:family="paragraph" style:parent-style-name="Text_20_body" style:list-style-name="L4">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36" style:family="paragraph" style:parent-style-name="Text_20_body" style:list-style-name="L8">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37" style:family="paragraph" style:parent-style-name="Text_20_body" style:list-style-name="L9">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P38" style:family="paragraph" style:parent-style-name="Text_20_body" style:list-style-name="L10">
      <style:paragraph-properties fo:margin-top="0cm" fo:margin-bottom="0.265cm" style:line-height-at-least="0.556cm" fo:padding="0cm" fo:border="none"/>
      <style:text-properties fo:font-variant="normal" fo:text-transform="none" fo:color="#333333" style:font-name="Helvetica Neue" fo:font-size="10.5pt" fo:letter-spacing="normal" fo:font-style="normal" fo:font-weight="normal"/>
    </style:style>
    <style:style style:name="T1" style:family="text">
      <style:text-properties style:text-underline-style="solid" style:text-underline-width="auto" style:text-underline-color="font-color" fo:font-weight="bold"/>
    </style:style>
    <style:style style:name="T2" style:family="text">
      <style:text-properties fo:font-weight="bold"/>
    </style:style>
    <style:style style:name="T3" style:family="text">
      <style:text-properties style:font-name="MathJax Math" fo:font-style="italic"/>
    </style:style>
    <style:style style:name="T4" style:family="text">
      <style:text-properties style:font-name="MathJax Math" fo:font-size="9pt" fo:font-style="italic"/>
    </style:style>
    <style:style style:name="T5" style:family="text">
      <style:text-properties style:font-name="MathJax Main"/>
    </style:style>
    <style:style style:name="T6" style:family="text">
      <style:text-properties style:font-name="MathJax Main" fo:font-size="9pt"/>
    </style:style>
    <style:style style:name="T7" style:family="text">
      <style:text-properties style:text-line-through-style="none" style:font-name="MathJax Math" fo:font-size="12.75pt" fo:font-style="italic" style:text-underline-style="none" style:text-blinking="false"/>
    </style:style>
    <style:style style:name="T8" style:family="text">
      <style:text-properties style:text-line-through-style="none" style:font-name="MathJax Math" fo:font-size="9pt" fo:font-style="italic" style:text-underline-style="none" style:text-blinking="false"/>
    </style:style>
    <style:style style:name="T9" style:family="text">
      <style:text-properties style:text-line-through-style="none" style:font-name="MathJax Main" fo:font-size="12.75pt" style:text-underline-style="none" style:text-blinking="false"/>
    </style:style>
    <style:style style:name="T10" style:family="text">
      <style:text-properties style:text-line-through-style="none" style:text-underline-style="none" style:text-blinking="false"/>
    </style:style>
    <style:style style:name="T11" style:family="text">
      <style:text-properties style:text-line-through-style="none" fo:font-size="12.75pt" style:text-underline-style="none" style:text-blinking="false"/>
    </style:style>
    <style:style style:name="T12" style:family="text">
      <style:text-properties fo:font-variant="normal" fo:text-transform="none" style:text-line-through-style="none" style:font-name="MathJax Math" fo:font-size="12.75pt" fo:letter-spacing="normal" fo:font-style="italic" style:text-underline-style="none" fo:font-weight="normal" style:text-blinking="false"/>
    </style:style>
    <style:style style:name="T13" style:family="text">
      <style:text-properties fo:font-variant="normal" fo:text-transform="none" style:text-line-through-style="none" style:font-name="MathJax Math" fo:font-size="9pt" fo:letter-spacing="normal" fo:font-style="italic" style:text-underline-style="none" fo:font-weight="normal" style:text-blinking="false"/>
    </style:style>
    <style:style style:name="T14" style:family="text">
      <style:text-properties fo:font-variant="normal" fo:text-transform="none" style:text-line-through-style="none" style:font-name="MathJax Main" fo:font-size="12.75pt" fo:letter-spacing="normal" fo:font-style="normal" style:text-underline-style="none" fo:font-weight="normal" style:text-blinking="false"/>
    </style:style>
    <style:style style:name="T15" style:family="text">
      <style:text-properties fo:font-variant="normal" fo:text-transform="none" style:text-line-through-style="none" style:font-name="MathJax Main" fo:font-size="9pt" fo:letter-spacing="normal" fo:font-style="normal" style:text-underline-style="none" fo:font-weight="normal" style:text-blinking="false"/>
    </style:style>
    <style:style style:name="T16" style:family="text">
      <style:text-properties fo:font-variant="normal" fo:text-transform="none" style:text-line-through-style="none" style:font-name="MathJax Main" fo:font-size="6pt" fo:letter-spacing="normal" fo:font-style="normal" style:text-underline-style="none" fo:font-weight="normal" style:text-blinking="false"/>
    </style:style>
    <style:style style:name="T17" style:family="text">
      <style:text-properties fo:font-variant="normal" fo:text-transform="none" style:text-line-through-style="none" fo:font-size="12.75pt" fo:letter-spacing="normal" fo:font-style="normal" style:text-underline-style="none" fo:font-weight="normal" style:text-blinking="false"/>
    </style:style>
    <style:style style:name="T18" style:family="text">
      <style:text-properties fo:font-style="italic"/>
    </style:style>
    <style:style style:name="T19" style:family="text">
      <style:text-properties style:font-name="MathJax Size4"/>
    </style:style>
    <style:style style:name="T20" style:family="text">
      <style:text-properties fo:font-size="8.25pt" fo:font-style="itali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I">
        <style:list-level-properties text:space-before="0.162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I">
        <style:list-level-properties text:space-before="3.242cm" text:min-label-width="0.499cm"/>
      </text:list-level-style-number>
      <text:list-level-style-number text:level="4" text:style-name="Numbering_20_Symbols" style:num-suffix="." style:num-format="I">
        <style:list-level-properties text:space-before="4.489cm" text:min-label-width="0.499cm"/>
      </text:list-level-style-number>
      <text:list-level-style-number text:level="5" text:style-name="Numbering_20_Symbols" style:num-suffix="." style:num-format="I">
        <style:list-level-properties text:space-before="5.736cm" text:min-label-width="0.499cm"/>
      </text:list-level-style-number>
      <text:list-level-style-number text:level="6" text:style-name="Numbering_20_Symbols" style:num-suffix="." style:num-format="I">
        <style:list-level-properties text:space-before="6.983cm" text:min-label-width="0.499cm"/>
      </text:list-level-style-number>
      <text:list-level-style-number text:level="7" text:style-name="Numbering_20_Symbols" style:num-suffix="." style:num-format="I">
        <style:list-level-properties text:space-before="8.23cm" text:min-label-width="0.499cm"/>
      </text:list-level-style-number>
      <text:list-level-style-number text:level="8" text:style-name="Numbering_20_Symbols" style:num-suffix="." style:num-format="I">
        <style:list-level-properties text:space-before="9.478cm" text:min-label-width="0.499cm"/>
      </text:list-level-style-number>
      <text:list-level-style-number text:level="9" text:style-name="Numbering_20_Symbols" style:num-suffix="." style:num-format="I">
        <style:list-level-properties text:space-before="10.725cm" text:min-label-width="0.499cm"/>
      </text:list-level-style-number>
      <text:list-level-style-number text:level="10" text:style-name="Numbering_20_Symbols" style:num-suffix="." style:num-format="I">
        <style:list-level-properties text:space-before="11.972cm" text:min-label-width="0.499cm"/>
      </text:list-level-style-number>
    </text:list-style>
    <text:list-style style:name="L9">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3">Question 2</text:h>
      <text:p text:style-name="P16">Which of the following is <text:span text:style-name="T1">fals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1">Your Answer</text:p>
          </table:table-cell>
          <table:table-cell table:style-name="Table1.A1" office:value-type="string">
            <text:p text:style-name="P10"/>
          </table:table-cell>
          <table:table-cell table:style-name="Table1.A1" office:value-type="string">
            <text:p text:style-name="P11">Score</text:p>
          </table:table-cell>
          <table:table-cell table:style-name="Table1.A1" office:value-type="string">
            <text:p text:style-name="P11">Explanation</text:p>
          </table:table-cell>
        </table:table-row>
        <table:table-row>
          <table:table-cell table:style-name="Table1.A1" office:value-type="string">
            <text:p text:style-name="P4">As the sample size increases, the variability of the sampling distribution decreases.</text:p>
          </table:table-cell>
          <table:table-cell table:style-name="Table1.A1" office:value-type="string">
            <text:p text:style-name="P3"><draw:frame draw:style-name="fr1" draw:name="Frame1" text:anchor-type="char" svg:width="0.041cm" draw:z-index="0"><draw:text-box fo:min-height="0.041cm"><text:p text:style-name="Text_20_body">Inorrect</text:p></draw:text-box></draw:frame></text:p>
          </table:table-cell>
          <table:table-cell table:style-name="Table1.A1" office:value-type="string">
            <text:p text:style-name="P5">0.00</text:p>
          </table:table-cell>
          <table:table-cell table:style-name="Table1.A1" office:value-type="string">
            <text:p text:style-name="P6"><text:bookmark text:name="MathJax-Element-1-Frame"/><text:bookmark text:name="MathJax-Span-1"/><text:bookmark text:name="MathJax-Span-2"/><text:bookmark text:name="MathJax-Span-3"/><text:span text:style-name="T12">S</text:span><text:bookmark text:name="MathJax-Span-4"/><text:span text:style-name="T12">E</text:span><text:bookmark text:name="MathJax-Span-5"/><text:span text:style-name="T14">=</text:span><text:bookmark text:name="MathJax-Span-6"/><text:span text:style-name="T12">σ</text:span><text:bookmark text:name="MathJax-Span-7"/><text:bookmark text:name="MathJax-Span-8"/><text:bookmark text:name="MathJax-Span-9"/><text:span text:style-name="T14">/</text:span><text:bookmark text:name="MathJax-Span-10"/><text:bookmark text:name="MathJax-Span-11"/><text:bookmark text:name="MathJax-Span-12"/><text:span text:style-name="T12">n</text:span><text:span text:style-name="T17">−−√</text:span> therefore if n increases, the denominator increases, and hence SE decreases.</text:p>
          </table:table-cell>
        </table:table-row>
        <table:table-row>
          <table:table-cell table:style-name="Table1.A1" office:value-type="string">
            <text:p text:style-name="P4">Standard error measures the variability in means of samples of the same size taken from the same populatio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4">Standard error computed based on a sample standard deviation will always be lower than the standard deviation of that sample.</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4">In order to reduce the standard error by half, sample size should be doubled.</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table-cell table:style-name="Table1.A1" office:value-type="string">
            <text:p text:style-name="P5">Total</text:p>
          </table:table-cell>
          <table:table-cell table:style-name="Table1.A1" office:value-type="string">
            <text:p text:style-name="P3"/>
          </table:table-cell>
          <table:table-cell table:style-name="Table1.A1" office:value-type="string">
            <text:p text:style-name="P5">0.00 / 1.00</text:p>
          </table:table-cell>
          <table:table-cell table:style-name="Table1.A1" office:value-type="string">
            <text:p text:style-name="P3"/>
          </table:table-cell>
        </table:table-row>
      </table:table>
      <text:p text:style-name="P18"><text:span text:style-name="T2">Question Explanation<text:line-break/><text:line-break/></text:span>This question refers to the following learning objective(s): Calculate the sampling variability of the mean, the standard error, as <text:bookmark text:name="MathJax-Element-2-Frame"/><text:bookmark text:name="MathJax-Span-13"/><text:bookmark text:name="MathJax-Span-14"/><text:bookmark text:name="MathJax-Span-15"/><text:span text:style-name="T7">S</text:span><text:bookmark text:name="MathJax-Span-16"/><text:span text:style-name="T7">E</text:span><text:bookmark text:name="MathJax-Span-17"/><text:span text:style-name="T9">=</text:span><text:bookmark text:name="MathJax-Span-18"/><text:span text:style-name="T7">σ</text:span><text:bookmark text:name="MathJax-Span-19"/><text:bookmark text:name="MathJax-Span-20"/><text:bookmark text:name="MathJax-Span-21"/><text:span text:style-name="T9">/</text:span><text:bookmark text:name="MathJax-Span-22"/><text:bookmark text:name="MathJax-Span-23"/><text:bookmark text:name="MathJax-Span-24"/><text:span text:style-name="T7">n</text:span><text:span text:style-name="T11">−−√</text:span>.</text:p>
      <text:p text:style-name="Standard"/>
      <text:h text:style-name="P8" text:outline-level="3"/>
      <text:h text:style-name="P9" text:outline-level="3">Question 3</text:h>
      <text:p text:style-name="P16">The standard error measur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1">Your Answer</text:p>
          </table:table-cell>
          <table:table-cell table:style-name="Table2.A1" office:value-type="string">
            <text:p text:style-name="P10"/>
          </table:table-cell>
          <table:table-cell table:style-name="Table2.A1" office:value-type="string">
            <text:p text:style-name="P11">Score</text:p>
          </table:table-cell>
          <table:table-cell table:style-name="Table2.A1" office:value-type="string">
            <text:p text:style-name="P11">Explanation</text:p>
          </table:table-cell>
        </table:table-row>
        <table:table-row>
          <table:table-cell table:style-name="Table2.A1" office:value-type="string">
            <text:p text:style-name="P4">the variability of the sampled observations</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the variability in the population</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the variability of population parameters</text:p>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table-cell table:style-name="Table2.A1" office:value-type="string">
            <text:p text:style-name="P4">the variability of sample statistics</text:p>
          </table:table-cell>
          <table:table-cell table:style-name="Table2.A1" office:value-type="string">
            <text:p text:style-name="P3"><draw:frame draw:style-name="fr1" draw:name="Frame2" text:anchor-type="char" svg:width="0.041cm" draw:z-index="1"><draw:text-box fo:min-height="0.041cm"><text:p text:style-name="Text_20_body">Correct</text:p></draw:text-box></draw:frame></text:p>
          </table:table-cell>
          <table:table-cell table:style-name="Table2.A1" office:value-type="string">
            <text:p text:style-name="P5">1.00</text:p>
          </table:table-cell>
          <table:table-cell table:style-name="Table2.A1" office:value-type="string">
            <text:p text:style-name="P3"/>
          </table:table-cell>
        </table:table-row>
        <table:table-row>
          <table:table-cell table:style-name="Table2.A1" office:value-type="string">
            <text:p text:style-name="P5">Total</text:p>
          </table:table-cell>
          <table:table-cell table:style-name="Table2.A1" office:value-type="string">
            <text:p text:style-name="P3"/>
          </table:table-cell>
          <table:table-cell table:style-name="Table2.A1" office:value-type="string">
            <text:p text:style-name="P5">1.00 / 1.00</text:p>
          </table:table-cell>
          <table:table-cell table:style-name="Table2.A1" office:value-type="string">
            <text:p text:style-name="P3"/>
          </table:table-cell>
        </table:table-row>
      </table:table>
      <text:p text:style-name="P18"><text:span text:style-name="T2">Question Explanation<text:line-break/><text:line-break/></text:span>This question refers to the following learning objective(s): Distinguish standard deviation (<text:bookmark text:name="MathJax-Element-3-Frame"/><text:bookmark text:name="MathJax-Span-25"/><text:bookmark text:name="MathJax-Span-26"/><text:bookmark text:name="MathJax-Span-27"/><text:span text:style-name="T7">σ</text:span> or <text:bookmark text:name="MathJax-Element-4-Frame"/><text:bookmark text:name="MathJax-Span-28"/><text:bookmark text:name="MathJax-Span-29"/><text:bookmark text:name="MathJax-Span-30"/><text:span text:style-name="T7">s</text:span>) and standard error (<text:bookmark text:name="MathJax-Element-5-Frame"/><text:bookmark text:name="MathJax-Span-31"/><text:bookmark text:name="MathJax-Span-32"/><text:bookmark text:name="MathJax-Span-33"/><text:span text:style-name="T7">S</text:span><text:bookmark text:name="MathJax-Span-34"/><text:span text:style-name="T7">E</text:span>): standard deviation measures the variability in the data, while standard error measures the variability in point estimates from different samples of the same size and from the same population, i.e. measures the sampling variability.</text:p>
      <text:p text:style-name="Standard"/>
      <text:h text:style-name="P9" text:outline-level="3">Question 4</text:h>
      <text:p text:style-name="P16">Suppose you took a large number of random samples of size n from a large population and calculated the mean of each sample. Then suppose you plotted the distribution of your sample means in a histogram. Now consider the following possible attributes of your collected data and the population from which they were sampled. For which of the following sets of attributes would you not expect your histogram of your sample means to follow a nearly normal distribution?</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1">Your Answer</text:p>
          </table:table-cell>
          <table:table-cell table:style-name="Table3.A1" office:value-type="string">
            <text:p text:style-name="P10"/>
          </table:table-cell>
          <table:table-cell table:style-name="Table3.A1" office:value-type="string">
            <text:p text:style-name="P11">Score</text:p>
          </table:table-cell>
          <table:table-cell table:style-name="Table3.A1" office:value-type="string">
            <text:p text:style-name="P11">Explanation</text:p>
          </table:table-cell>
        </table:table-row>
        <table:table-row>
          <table:table-cell table:style-name="Table3.A1" office:value-type="string">
            <text:p text:style-name="P4"><text:span text:style-name="T18">n</text:span> = 20. The population distribution is nearly normal.</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4"><text:span text:style-name="T18">n</text:span> = 10. The population distribution is unknown, but the distribution of data in each sample is heavily skewed.</text:p>
          </table:table-cell>
          <table:table-cell table:style-name="Table3.A1" office:value-type="string">
            <text:p text:style-name="P3"><draw:frame draw:style-name="fr1" draw:name="Frame3" text:anchor-type="char" svg:width="0.041cm" draw:z-index="2"><draw:text-box fo:min-height="0.041cm"><text:p text:style-name="Text_20_body">Correct</text:p></draw:text-box></draw:frame></text:p>
          </table:table-cell>
          <table:table-cell table:style-name="Table3.A1" office:value-type="string">
            <text:p text:style-name="P5">1.00</text:p>
          </table:table-cell>
          <table:table-cell table:style-name="Table3.A1" office:value-type="string">
            <text:p text:style-name="P5">Sample size is small <text:span text:style-name="T2">and</text:span> the population distribution might be skewed, hence likely not going to yield nearly normal sampling distribution.</text:p>
          </table:table-cell>
        </table:table-row>
        <table:table-row>
          <table:table-cell table:style-name="Table3.A1" office:value-type="string">
            <text:p text:style-name="P4"><text:span text:style-name="T18">n</text:span> = 120. The population distribution is unknown, but the distribution of data in each sample is slightly skewed.</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4"><text:span text:style-name="T18">n</text:span> = 120. The population distribution is slightly skewed.</text:p>
          </table:table-cell>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table-cell table:style-name="Table3.A1" office:value-type="string">
            <text:p text:style-name="P5">Total</text:p>
          </table:table-cell>
          <table:table-cell table:style-name="Table3.A1" office:value-type="string">
            <text:p text:style-name="P3"/>
          </table:table-cell>
          <table:table-cell table:style-name="Table3.A1" office:value-type="string">
            <text:p text:style-name="P5">1.00 / 1.00</text:p>
          </table:table-cell>
          <table:table-cell table:style-name="Table3.A1" office:value-type="string">
            <text:p text:style-name="P3"/>
          </table:table-cell>
        </table:table-row>
      </table:table>
      <text:p text:style-name="P31"><text:span text:style-name="T2">Question Explanation<text:line-break/><text:line-break/></text:span>This question refers to the following learning objective(s): <text:line-break/><text:line-break/>Recognize that the Central Limit Theorem (CLT) is about the distribution of point estimates, and that given certain conditions, this distribution will be nearly normal.</text:p>
      <text:list xml:id="list37666487" text:style-name="L1">
        <text:list-item>
          <text:p text:style-name="P19">In the case of the mean the CLT tells us that if <text:line-break/>(1a) the sample size is sufficiently large <text:bookmark text:name="MathJax-Element-6-Frame"/><text:bookmark text:name="MathJax-Span-35"/><text:bookmark text:name="MathJax-Span-36"/><text:bookmark text:name="MathJax-Span-37"/><text:span text:style-name="T9">(</text:span><text:bookmark text:name="MathJax-Span-38"/><text:span text:style-name="T7">n</text:span><text:bookmark text:name="MathJax-Span-39"/><text:span text:style-name="T11">≥</text:span><text:bookmark text:name="MathJax-Span-40"/><text:span text:style-name="T9">30</text:span><text:bookmark text:name="MathJax-Span-41"/><text:span text:style-name="T9">)</text:span> and the data are not extremely skewed or <text:line-break/>(1b) the population is known to have a normal distribution, and <text:line-break/>(2) the observations in the sample are independent, <text:line-break/>then the distribution of the sample mean will be nearly normal, centered at the true population mean and with a standard error of <text:bookmark text:name="MathJax-Element-7-Frame"/><text:bookmark text:name="MathJax-Span-42"/><text:bookmark text:name="MathJax-Span-43"/><text:bookmark text:name="MathJax-Span-44"/><text:bookmark text:name="MathJax-Span-45"/><text:span text:style-name="T8">σ</text:span><text:bookmark text:name="MathJax-Span-46"/><text:bookmark text:name="MathJax-Span-47"/><text:bookmark text:name="MathJax-Span-48"/><text:span text:style-name="T8">n</text:span><text:span text:style-name="T11">√</text:span>.</text:p>
          <text:p text:style-name="P23"><text:bookmark text:name="MathJax-Element-8-Frame"/><text:bookmark text:name="MathJax-Span-49"/><text:bookmark text:name="MathJax-Span-50"/><text:bookmark text:name="MathJax-Span-51"/><text:bookmark text:name="MathJax-Span-52"/><text:bookmark text:name="MathJax-Span-53"/><text:bookmark text:name="MathJax-Span-54"/><text:span text:style-name="T3">x</text:span><text:bookmark text:name="MathJax-Span-55"/><text:span text:style-name="T5">¯</text:span><text:bookmark text:name="MathJax-Span-56"/>∼<text:bookmark text:name="MathJax-Span-57"/><text:span text:style-name="T3">N</text:span><text:bookmark text:name="MathJax-Span-58"/><text:bookmark text:name="MathJax-Span-77"/><text:span text:style-name="T19">(</text:span><text:bookmark text:name="MathJax-Span-60"/><text:bookmark text:name="MathJax-Span-61"/><text:span text:style-name="T3">m</text:span><text:bookmark text:name="MathJax-Span-62"/><text:span text:style-name="T3">e</text:span><text:bookmark text:name="MathJax-Span-63"/><text:span text:style-name="T3">a</text:span><text:bookmark text:name="MathJax-Span-64"/><text:span text:style-name="T3">n</text:span><text:bookmark text:name="MathJax-Span-65"/><text:span text:style-name="T5">=</text:span><text:bookmark text:name="MathJax-Span-66"/><text:span text:style-name="T3">μ</text:span><text:bookmark text:name="MathJax-Span-67"/><text:span text:style-name="T5">,</text:span><text:bookmark text:name="MathJax-Span-68"/><text:span text:style-name="T3">S</text:span><text:bookmark text:name="MathJax-Span-69"/><text:span text:style-name="T3">E</text:span><text:bookmark text:name="MathJax-Span-70"/><text:span text:style-name="T5">=</text:span><text:bookmark text:name="MathJax-Span-71"/><text:bookmark text:name="MathJax-Span-72"/><text:span text:style-name="T3">σ</text:span><text:bookmark text:name="MathJax-Span-73"/><text:bookmark text:name="MathJax-Span-74"/><text:bookmark text:name="MathJax-Span-75"/><text:span text:style-name="T3">n</text:span>−−√<text:bookmark text:name="MathJax-Span-78"/><text:span text:style-name="T19">)</text:span></text:p>
        </text:list-item>
        <text:list-item>
          <text:p text:style-name="P33">When the population distribution is unknown, condition (1a) can be checked using a histogram or some other visualization of the distribution of the observed data in the sample.</text:p>
        </text:list-item>
        <text:list-item>
          <text:p text:style-name="P19">The larger the sample size (<text:bookmark text:name="MathJax-Element-9-Frame"/><text:bookmark text:name="MathJax-Span-79"/><text:bookmark text:name="MathJax-Span-80"/><text:bookmark text:name="MathJax-Span-81"/><text:span text:style-name="T7">n</text:span>), the less important the shape of the distribution becomes, i.e. when <text:bookmark text:name="MathJax-Element-10-Frame"/><text:bookmark text:name="MathJax-Span-82"/><text:bookmark text:name="MathJax-Span-83"/><text:bookmark text:name="MathJax-Span-84"/><text:span text:style-name="T7">n</text:span> is very large the sampling distribution will be nearly normal regardless of the shape of the population distribution.</text:p>
        </text:list-item>
      </text:list>
      <text:p text:style-name="Standard"/>
      <text:h text:style-name="P9" text:outline-level="3">Question 5</text:h>
      <text:p text:style-name="P16">The General Social Survey (GSS) is a sociological survey used to collect data on demographic characteristics and attitudes of residents of the United States. In 2010, the survey collected responses from over a thousand US residents. The survey is conducted face-to-face with an in-person interview of a randomly-selected sample of adults. One of the questions on the survey is “For how many days during the past 30 days was your mental health, which includes stress, depression, and problems with emotions, not good?”<text:line-break/><text:line-break/>Based on responses from 1,151 US residents, the survey reported a 95% confidence interval of 3.40 to 4.24 days in 2010. Given this information, which of the following statements would be most appropriate to make regarding the true average number of days of “not good” mental health in 2010 for US resid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1">Your Answer</text:p>
          </table:table-cell>
          <table:table-cell table:style-name="Table4.A1" office:value-type="string">
            <text:p text:style-name="P10"/>
          </table:table-cell>
          <table:table-cell table:style-name="Table4.A1" office:value-type="string">
            <text:p text:style-name="P11">Score</text:p>
          </table:table-cell>
          <table:table-cell table:style-name="Table4.A1" office:value-type="string">
            <text:p text:style-name="P11">Explanation</text:p>
          </table:table-cell>
        </table:table-row>
        <table:table-row>
          <table:table-cell table:style-name="Table4.A1" office:value-type="string">
            <text:p text:style-name="P4">For all US residents in 2010, there is a 95% probability that the true average number of days of “not good” mental health is between 3.40 and 4.24 days.</text:p>
          </table:table-cell>
          <table:table-cell table:style-name="Table4.A1" office:value-type="string">
            <text:p text:style-name="P3"><draw:frame draw:style-name="fr1" draw:name="Frame4" text:anchor-type="char" svg:width="0.041cm" draw:z-index="3"><draw:text-box fo:min-height="0.041cm"><text:p text:style-name="Text_20_body">Inorrect</text:p></draw:text-box></draw:frame></text:p>
          </table:table-cell>
          <table:table-cell table:style-name="Table4.A1" office:value-type="string">
            <text:p text:style-name="P5">0.00</text:p>
          </table:table-cell>
          <table:table-cell table:style-name="Table4.A1" office:value-type="string">
            <text:p text:style-name="P5">The confidence level is not about the probability of the population parameter being in one single confidence interval, instead it’s about the percentage of confidence intervals at that confidence level that are expected to capture the true parameter.</text:p>
          </table:table-cell>
        </table:table-row>
        <table:table-row>
          <table:table-cell table:style-name="Table4.A1" office:value-type="string">
            <text:p text:style-name="P4">For these 1,151 residents in 2010, we are 95% confident that the average number of days of “not good” mental health is between 3.40 and 4.24 days.</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4">There is not sufficient information to calculate the margin of error of this confidence interval.</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4">For all US residents in 2010, based on this 95% confidence interval, we would reject a null hypothesis stating that the true average number of days of “not good” mental health is 5 days.</text:p>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1" office:value-type="string">
            <text:p text:style-name="P5">Total</text:p>
          </table:table-cell>
          <table:table-cell table:style-name="Table4.A1" office:value-type="string">
            <text:p text:style-name="P3"/>
          </table:table-cell>
          <table:table-cell table:style-name="Table4.A1" office:value-type="string">
            <text:p text:style-name="P5">0.00 / 1.00</text:p>
          </table:table-cell>
          <table:table-cell table:style-name="Table4.A1" office:value-type="string">
            <text:p text:style-name="P3"/>
          </table:table-cell>
        </table:table-row>
      </table:table>
      <text:p text:style-name="P31"><text:span text:style-name="T2">Question Explanation<text:line-break/><text:line-break/></text:span>This question refers to the following learning objective(s):</text:p>
      <text:list xml:id="list37662697" text:style-name="L3">
        <text:list-item>
          <text:p text:style-name="P27">Interpret a confidence interval as “We are XX% confident that the true population parameter is in this interval”, where XX% is the desired confidence level.</text:p>
        </text:list-item>
        <text:list-item>
          <text:p text:style-name="P34">Define margin of error as the distance required to travel in either direction away from the point <text:soft-page-break/>estimate when constructing a confidence interval.</text:p>
        </text:list-item>
      </text:list>
      <text:p text:style-name="Standard"/>
      <text:h text:style-name="P9" text:outline-level="3">Question 6</text:h>
      <text:p text:style-name="P16">An insurance company is reviewing its current policy rates. When originally setting the rates they believed that the average claim amount was $1,800. They are concerned that the true mean is actually higher than this, because they could potentially lose a lot of money. They randomly select 40 claims, which yield a sample mean of $1,950. Which of the following is the correct set of hypotheses for this scenario?</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1">Your Answer</text:p>
          </table:table-cell>
          <table:table-cell table:style-name="Table5.A1" office:value-type="string">
            <text:p text:style-name="P10"/>
          </table:table-cell>
          <table:table-cell table:style-name="Table5.A1" office:value-type="string">
            <text:p text:style-name="P11">Score</text:p>
          </table:table-cell>
          <table:table-cell table:style-name="Table5.A1" office:value-type="string">
            <text:p text:style-name="P11">Explanation</text:p>
          </table:table-cell>
        </table:table-row>
        <table:table-row>
          <table:table-cell table:style-name="Table5.A1" office:value-type="string">
            <text:p text:style-name="P6"><text:bookmark text:name="MathJax-Element-11-Frame"/><text:bookmark text:name="MathJax-Span-85"/><text:bookmark text:name="MathJax-Span-86"/><text:bookmark text:name="MathJax-Span-87"/><text:bookmark text:name="MathJax-Span-88"/><text:span text:style-name="T12">H</text:span><text:bookmark text:name="MathJax-Span-89"/><text:span text:style-name="T15">0</text:span><text:bookmark text:name="MathJax-Span-90"/><text:span text:style-name="T14">:</text:span><text:bookmark text:name="MathJax-Span-91"/><text:span text:style-name="T12">μ</text:span><text:bookmark text:name="MathJax-Span-92"/><text:span text:style-name="T14">=</text:span><text:bookmark text:name="MathJax-Span-93"/><text:span text:style-name="T14">1</text:span><text:bookmark text:name="MathJax-Span-94"/><text:span text:style-name="T14">,</text:span><text:bookmark text:name="MathJax-Span-95"/><text:span text:style-name="T14">800</text:span><text:line-break/><text:bookmark text:name="MathJax-Element-12-Frame"/><text:bookmark text:name="MathJax-Span-96"/><text:bookmark text:name="MathJax-Span-97"/><text:bookmark text:name="MathJax-Span-98"/><text:bookmark text:name="MathJax-Span-99"/><text:span text:style-name="T12">H</text:span><text:bookmark text:name="MathJax-Span-100"/><text:span text:style-name="T13">A</text:span><text:bookmark text:name="MathJax-Span-101"/><text:span text:style-name="T14">:</text:span><text:bookmark text:name="MathJax-Span-102"/><text:span text:style-name="T12">μ</text:span><text:bookmark text:name="MathJax-Span-103"/><text:span text:style-name="T14">&gt;</text:span><text:bookmark text:name="MathJax-Span-104"/><text:span text:style-name="T14">1</text:span><text:bookmark text:name="MathJax-Span-105"/><text:span text:style-name="T14">,</text:span><text:bookmark text:name="MathJax-Span-106"/><text:span text:style-name="T14">800</text:span></text:p>
          </table:table-cell>
          <table:table-cell table:style-name="Table5.A1" office:value-type="string">
            <text:p text:style-name="P3"><draw:frame draw:style-name="fr1" draw:name="Frame5" text:anchor-type="char" svg:width="0.041cm" draw:z-index="4"><draw:text-box fo:min-height="0.041cm"><text:p text:style-name="Text_20_body">Correct</text:p></draw:text-box></draw:frame></text:p>
          </table:table-cell>
          <table:table-cell table:style-name="Table5.A1" office:value-type="string">
            <text:p text:style-name="P5">1.00</text:p>
          </table:table-cell>
          <table:table-cell table:style-name="Table5.A1" office:value-type="string">
            <text:p text:style-name="P3"/>
          </table:table-cell>
        </table:table-row>
        <table:table-row>
          <table:table-cell table:style-name="Table5.A1" office:value-type="string">
            <text:p text:style-name="P6"><text:bookmark text:name="MathJax-Element-13-Frame"/><text:bookmark text:name="MathJax-Span-107"/><text:bookmark text:name="MathJax-Span-108"/><text:bookmark text:name="MathJax-Span-109"/><text:bookmark text:name="MathJax-Span-110"/><text:span text:style-name="T12">H</text:span><text:bookmark text:name="MathJax-Span-111"/><text:span text:style-name="T15">0</text:span><text:bookmark text:name="MathJax-Span-112"/><text:span text:style-name="T14">:</text:span><text:bookmark text:name="MathJax-Span-113"/><text:bookmark text:name="MathJax-Span-114"/><text:bookmark text:name="MathJax-Span-115"/><text:bookmark text:name="MathJax-Span-116"/><text:span text:style-name="T12">x</text:span><text:bookmark text:name="MathJax-Span-117"/><text:span text:style-name="T14">¯</text:span><text:bookmark text:name="MathJax-Span-118"/><text:span text:style-name="T14">=</text:span><text:bookmark text:name="MathJax-Span-119"/><text:span text:style-name="T14">1</text:span><text:bookmark text:name="MathJax-Span-120"/><text:span text:style-name="T14">,</text:span><text:bookmark text:name="MathJax-Span-121"/><text:span text:style-name="T14">800</text:span> <text:line-break/><text:bookmark text:name="MathJax-Element-14-Frame"/><text:bookmark text:name="MathJax-Span-122"/><text:bookmark text:name="MathJax-Span-123"/><text:bookmark text:name="MathJax-Span-124"/><text:bookmark text:name="MathJax-Span-125"/><text:span text:style-name="T12">H</text:span><text:bookmark text:name="MathJax-Span-126"/><text:span text:style-name="T13">A</text:span><text:bookmark text:name="MathJax-Span-127"/><text:span text:style-name="T14">:</text:span><text:bookmark text:name="MathJax-Span-128"/><text:bookmark text:name="MathJax-Span-129"/><text:bookmark text:name="MathJax-Span-130"/><text:bookmark text:name="MathJax-Span-131"/><text:span text:style-name="T12">x</text:span><text:bookmark text:name="MathJax-Span-132"/><text:span text:style-name="T14">¯</text:span><text:bookmark text:name="MathJax-Span-133"/><text:span text:style-name="T14">&gt;</text:span><text:bookmark text:name="MathJax-Span-134"/><text:span text:style-name="T14">1</text:span><text:bookmark text:name="MathJax-Span-135"/><text:span text:style-name="T14">,</text:span><text:bookmark text:name="MathJax-Span-136"/><text:span text:style-name="T14">800</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6"><text:bookmark text:name="MathJax-Element-15-Frame"/><text:bookmark text:name="MathJax-Span-137"/><text:bookmark text:name="MathJax-Span-138"/><text:bookmark text:name="MathJax-Span-139"/><text:bookmark text:name="MathJax-Span-140"/><text:span text:style-name="T12">H</text:span><text:bookmark text:name="MathJax-Span-141"/><text:span text:style-name="T15">0</text:span><text:bookmark text:name="MathJax-Span-142"/><text:span text:style-name="T14">:</text:span><text:bookmark text:name="MathJax-Span-143"/><text:span text:style-name="T12">μ</text:span><text:bookmark text:name="MathJax-Span-144"/><text:span text:style-name="T14">=</text:span><text:bookmark text:name="MathJax-Span-145"/><text:span text:style-name="T14">1</text:span><text:bookmark text:name="MathJax-Span-146"/><text:span text:style-name="T14">,</text:span><text:bookmark text:name="MathJax-Span-147"/><text:span text:style-name="T14">800</text:span><text:line-break/><text:bookmark text:name="MathJax-Element-16-Frame"/><text:bookmark text:name="MathJax-Span-148"/><text:bookmark text:name="MathJax-Span-149"/><text:bookmark text:name="MathJax-Span-150"/><text:bookmark text:name="MathJax-Span-151"/><text:span text:style-name="T12">H</text:span><text:bookmark text:name="MathJax-Span-152"/><text:span text:style-name="T13">A</text:span><text:bookmark text:name="MathJax-Span-153"/><text:span text:style-name="T14">:</text:span><text:bookmark text:name="MathJax-Span-154"/><text:span text:style-name="T12">μ</text:span><text:bookmark text:name="MathJax-Span-155"/><text:span text:style-name="T14">&gt;</text:span><text:bookmark text:name="MathJax-Span-156"/><text:span text:style-name="T14">1</text:span><text:bookmark text:name="MathJax-Span-157"/><text:span text:style-name="T14">,</text:span><text:bookmark text:name="MathJax-Span-158"/><text:span text:style-name="T14">950</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6"><text:bookmark text:name="MathJax-Element-17-Frame"/><text:bookmark text:name="MathJax-Span-159"/><text:bookmark text:name="MathJax-Span-160"/><text:bookmark text:name="MathJax-Span-161"/><text:bookmark text:name="MathJax-Span-162"/><text:span text:style-name="T12">H</text:span><text:bookmark text:name="MathJax-Span-163"/><text:span text:style-name="T15">0</text:span><text:bookmark text:name="MathJax-Span-164"/><text:span text:style-name="T14">:</text:span><text:bookmark text:name="MathJax-Span-165"/><text:span text:style-name="T12">μ</text:span><text:bookmark text:name="MathJax-Span-166"/><text:span text:style-name="T14">=</text:span><text:bookmark text:name="MathJax-Span-167"/><text:span text:style-name="T14">1</text:span><text:bookmark text:name="MathJax-Span-168"/><text:span text:style-name="T14">,</text:span><text:bookmark text:name="MathJax-Span-169"/><text:span text:style-name="T14">950</text:span><text:line-break/><text:bookmark text:name="MathJax-Element-18-Frame"/><text:bookmark text:name="MathJax-Span-170"/><text:bookmark text:name="MathJax-Span-171"/><text:bookmark text:name="MathJax-Span-172"/><text:bookmark text:name="MathJax-Span-173"/><text:span text:style-name="T12">H</text:span><text:bookmark text:name="MathJax-Span-174"/><text:span text:style-name="T13">A</text:span><text:bookmark text:name="MathJax-Span-175"/><text:span text:style-name="T14">:</text:span><text:bookmark text:name="MathJax-Span-176"/><text:span text:style-name="T12">μ</text:span><text:bookmark text:name="MathJax-Span-177"/><text:span text:style-name="T14">&gt;</text:span><text:bookmark text:name="MathJax-Span-178"/><text:span text:style-name="T14">1</text:span><text:bookmark text:name="MathJax-Span-179"/><text:span text:style-name="T14">,</text:span><text:bookmark text:name="MathJax-Span-180"/><text:span text:style-name="T14">800</text:span></text:p>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1" office:value-type="string">
            <text:p text:style-name="P5">Total</text:p>
          </table:table-cell>
          <table:table-cell table:style-name="Table5.A1" office:value-type="string">
            <text:p text:style-name="P3"/>
          </table:table-cell>
          <table:table-cell table:style-name="Table5.A1" office:value-type="string">
            <text:p text:style-name="P5">1.00 / 1.00</text:p>
          </table:table-cell>
          <table:table-cell table:style-name="Table5.A1" office:value-type="string">
            <text:p text:style-name="P3"/>
          </table:table-cell>
        </table:table-row>
      </table:table>
      <text:p text:style-name="P31"><text:span text:style-name="T2">Question Explanation<text:line-break/><text:line-break/></text:span>This question refers to the following learning objective(s):</text:p>
      <text:list xml:id="list37650458" text:style-name="L4">
        <text:list-item>
          <text:p text:style-name="P20">Always construct hypotheses about population parameters (e.g. population mean, <text:bookmark text:name="MathJax-Element-19-Frame"/><text:bookmark text:name="MathJax-Span-181"/><text:bookmark text:name="MathJax-Span-182"/><text:bookmark text:name="MathJax-Span-183"/><text:span text:style-name="T7">μ</text:span>) and not the sample statistics (e.g. sample mean, <text:bookmark text:name="MathJax-Element-20-Frame"/><text:bookmark text:name="MathJax-Span-184"/><text:bookmark text:name="MathJax-Span-185"/><text:bookmark text:name="MathJax-Span-186"/><text:bookmark text:name="MathJax-Span-187"/><text:bookmark text:name="MathJax-Span-188"/><text:bookmark text:name="MathJax-Span-189"/><text:span text:style-name="T7">x</text:span><text:bookmark text:name="MathJax-Span-190"/><text:span text:style-name="T9">¯</text:span>). Note that the population parameter is unknown while the sample statistic is measured using the observed data and hence there is no point in hypothesizing about it.</text:p>
        </text:list-item>
        <text:list-item>
          <text:p text:style-name="P35">Define the null value as the value the parameter is set to equal in the null hypothesis.</text:p>
        </text:list-item>
        <text:list-item>
          <text:p text:style-name="P20">Note that the alternative hypothesis might be one-sided (<text:bookmark text:name="MathJax-Element-21-Frame"/><text:bookmark text:name="MathJax-Span-191"/><text:bookmark text:name="MathJax-Span-192"/><text:bookmark text:name="MathJax-Span-193"/><text:span text:style-name="T7">μ</text:span> <text:bookmark text:name="MathJax-Element-22-Frame"/><text:bookmark text:name="MathJax-Span-194"/><text:bookmark text:name="MathJax-Span-195"/> the null value) or two-sided (<text:bookmark text:name="MathJax-Element-23-Frame"/><text:bookmark text:name="MathJax-Span-196"/><text:bookmark text:name="MathJax-Span-197"/><text:bookmark text:name="MathJax-Span-198"/><text:span text:style-name="T7">μ</text:span> <text:bookmark text:name="MathJax-Element-24-Frame"/><text:bookmark text:name="MathJax-Span-199"/><text:bookmark text:name="MathJax-Span-200"/><text:bookmark text:name="MathJax-Span-201"/><text:span text:style-name="T10">≠</text:span> the null value), and the choice depends on the research question.</text:p>
        </text:list-item>
      </text:list>
      <text:p text:style-name="Standard"/>
      <text:h text:style-name="P9" text:outline-level="3">Question 7</text:h>
      <text:p text:style-name="P16">Your friend likes to show off to his coworkers using statistical terminology, but he makes errors so much that you often have to correct him. He just completed the following hypothesis test:<text:line-break/><text:line-break/><text:span text:style-name="T18">H</text:span><text:span text:style-name="T20">0</text:span> : <text:span text:style-name="T18">μ</text:span> = 100 ; <text:span text:style-name="T18">H</text:span><text:span text:style-name="T20">A</text:span> : <text:span text:style-name="T18">μ</text:span> ≠ 100<text:line-break/><text:span text:style-name="T18">x</text:span> = 105, <text:span text:style-name="T18">s</text:span> = 10, <text:span text:style-name="T18">n</text:span> = 40<text:line-break/>p-value = 0.0016<text:line-break/><text:line-break/>He claims the definition of this p-value is “the probability of obtaining a sample mean of 105 from a random sample of <text:span text:style-name="T18">n</text:span> = 40 when the true population mean is assumed to be 100.” Which of the following is true? (You may assume his calculations are correct, only focus on his interpretatio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1">Your Answer</text:p>
          </table:table-cell>
          <table:table-cell table:style-name="Table6.A1" office:value-type="string">
            <text:p text:style-name="P10"/>
          </table:table-cell>
          <table:table-cell table:style-name="Table6.A1" office:value-type="string">
            <text:p text:style-name="P11">Score</text:p>
          </table:table-cell>
          <table:table-cell table:style-name="Table6.A1" office:value-type="string">
            <text:p text:style-name="P11">Explanation</text:p>
          </table:table-cell>
        </table:table-row>
        <table:table-row>
          <table:table-cell table:style-name="Table6.A1" office:value-type="string">
            <text:p text:style-name="P4">Your friend is wrong, the statement should be revised as “the probability of obtaining a sample mean of 105 or more extreme from a random sample of <text:span text:style-name="T18">n</text:span> = 40 when the true population mean is assumed to be 100."</text:p>
          </table:table-cell>
          <table:table-cell table:style-name="Table6.A1" office:value-type="string">
            <text:p text:style-name="P3"><draw:frame draw:style-name="fr1" draw:name="Frame6" text:anchor-type="char" svg:width="0.041cm" draw:z-index="5"><draw:text-box fo:min-height="0.041cm"><text:p text:style-name="Text_20_body">Correct</text:p></draw:text-box></draw:frame></text:p>
          </table:table-cell>
          <table:table-cell table:style-name="Table6.A1" office:value-type="string">
            <text:p text:style-name="P5">1.00</text:p>
          </table:table-cell>
          <table:table-cell table:style-name="Table6.A1" office:value-type="string">
            <text:p text:style-name="P3"/>
          </table:table-cell>
        </table:table-row>
        <table:table-row>
          <table:table-cell table:style-name="Table6.A1" office:value-type="string">
            <text:p text:style-name="P4">Your friend is wrong, the sample size is irrelevant.</text:p>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table-cell table:style-name="Table6.A1" office:value-type="string">
            <text:p text:style-name="P4">Your friend is wrong, the statement should be revised as “the probability of obtaining a sample mean of 105 from a random sample of <text:span text:style-name="T18">n</text:span> = 40 when the true population mean is assumed to be different than 105.”</text:p>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table-cell table:style-name="Table6.A1" office:value-type="string">
            <text:p text:style-name="P4">Your friend is right.</text:p>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table-cell table:style-name="Table6.A1" office:value-type="string">
            <text:p text:style-name="P5">Total</text:p>
          </table:table-cell>
          <table:table-cell table:style-name="Table6.A1" office:value-type="string">
            <text:p text:style-name="P3"/>
          </table:table-cell>
          <table:table-cell table:style-name="Table6.A1" office:value-type="string">
            <text:p text:style-name="P5">1.00 / 1.00</text:p>
          </table:table-cell>
          <table:table-cell table:style-name="Table6.A1" office:value-type="string">
            <text:p text:style-name="P3"/>
          </table:table-cell>
        </table:table-row>
      </table:table>
      <text:p text:style-name="P26"><text:span text:style-name="T2">Question Explanation<text:line-break/><text:line-break/></text:span>This question refers to the following learning objective(s): Define a p-value as the conditional probability of obtaining a sample statistic at least as extreme as the one observed given that the null hypothesis is true. <text:line-break/><text:line-break/>  p-value = P(observed or more extreme sample statistic | <text:span text:style-name="T18">H</text:span><text:span text:style-name="T20">0</text:span> true)</text:p>
      <text:p text:style-name="Standard"/>
      <text:p text:style-name="P2">All but one of the following confidence intervals has a margin of error of 0.7. Which is the confidence interval with the different margin of error?</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1">Your Answer</text:p>
          </table:table-cell>
          <table:table-cell table:style-name="Table7.A1" office:value-type="string">
            <text:p text:style-name="P10"/>
          </table:table-cell>
          <table:table-cell table:style-name="Table7.A1" office:value-type="string">
            <text:p text:style-name="P11">Score</text:p>
          </table:table-cell>
          <table:table-cell table:style-name="Table7.A1" office:value-type="string">
            <text:p text:style-name="P11">Explanation</text:p>
          </table:table-cell>
        </table:table-row>
        <table:table-row>
          <table:table-cell table:style-name="Table7.A1" office:value-type="string">
            <text:p text:style-name="P4">(1.6,4.4)</text:p>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1" office:value-type="string">
            <text:p text:style-name="P4">(−0.5,0.9)</text:p>
          </table:table-cell>
          <table:table-cell table:style-name="Table7.A1" office:value-type="string">
            <text:p text:style-name="P3"><draw:frame draw:style-name="fr1" draw:name="Frame7" text:anchor-type="char" svg:width="0.041cm" draw:z-index="6"><draw:text-box fo:min-height="0.041cm"><text:p text:style-name="Text_20_body">Inorrect</text:p></draw:text-box></draw:frame></text:p>
          </table:table-cell>
          <table:table-cell table:style-name="Table7.A1" office:value-type="string">
            <text:p text:style-name="P5">0.00</text:p>
          </table:table-cell>
          <table:table-cell table:style-name="Table7.A1" office:value-type="string">
            <text:p text:style-name="P6">The width of a confidence interval is 2 times the margin of error, since we add and subtract the same margin of error to the sample statistics to obtain the bounds of the confidence interval. To solve this question we need to calculate the margin of error using this rule for each choice: <text:line-break/><text:line-break/><text:bookmark text:name="MathJax-Element-25-Frame"/><text:bookmark text:name="MathJax-Span-202"/><text:bookmark text:name="MathJax-Span-203"/><text:bookmark text:name="MathJax-Span-204"/><text:bookmark text:name="MathJax-Span-205"/><text:bookmark text:name="MathJax-Span-206"/><text:span text:style-name="T14">|</text:span><text:bookmark text:name="MathJax-Span-207"/><text:span text:style-name="T14">(</text:span><text:bookmark text:name="MathJax-Span-208"/><text:span text:style-name="T17">−</text:span><text:bookmark text:name="MathJax-Span-209"/><text:span text:style-name="T14">0.5</text:span><text:bookmark text:name="MathJax-Span-210"/><text:span text:style-name="T17">−</text:span><text:bookmark text:name="MathJax-Span-211"/><text:span text:style-name="T14">0.9</text:span><text:bookmark text:name="MathJax-Span-212"/><text:span text:style-name="T14">)</text:span><text:bookmark text:name="MathJax-Span-213"/><text:bookmark text:name="MathJax-Span-214"/><text:bookmark text:name="MathJax-Span-215"/><text:span text:style-name="T14">/</text:span><text:bookmark text:name="MathJax-Span-216"/><text:span text:style-name="T14">2</text:span><text:bookmark text:name="MathJax-Span-217"/><text:bookmark text:name="MathJax-Span-218"/><text:bookmark text:name="MathJax-Span-219"/><text:span text:style-name="T14">|</text:span><text:bookmark text:name="MathJax-Span-220"/><text:span text:style-name="T14">=</text:span><text:bookmark text:name="MathJax-Span-221"/><text:span text:style-name="T14">0.7</text:span></text:p>
          </table:table-cell>
        </table:table-row>
        <table:table-row>
          <table:table-cell table:style-name="Table7.A1" office:value-type="string">
            <text:p text:style-name="P4">(−4.7,−3.3)</text:p>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1" office:value-type="string">
            <text:p text:style-name="P4">(20.3,21.7)</text:p>
          </table:table-cell>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table-cell table:style-name="Table7.A1" office:value-type="string">
            <text:p text:style-name="P5">Total</text:p>
          </table:table-cell>
          <table:table-cell table:style-name="Table7.A1" office:value-type="string">
            <text:p text:style-name="P3"/>
          </table:table-cell>
          <table:table-cell table:style-name="Table7.A1" office:value-type="string">
            <text:p text:style-name="P5">0.00 / 1.00</text:p>
          </table:table-cell>
          <table:table-cell table:style-name="Table7.A1" office:value-type="string">
            <text:p text:style-name="P3"/>
          </table:table-cell>
        </table:table-row>
      </table:table>
      <text:p text:style-name="P31"><text:span text:style-name="T2">Question Explanation<text:line-break/><text:line-break/></text:span>This question refers to the following learning objective(s):</text:p>
      <text:list xml:id="list37660788" text:style-name="L5">
        <text:list-item>
          <text:p text:style-name="P28">Recognize that when the sample size increases we would expect the sampling variability to decrease.</text:p>
        </text:list-item>
        <text:list-item>
          <text:p text:style-name="P21">Define margin of error as the distance required to travel in either direction away from the point estimate when constructing a confidence interval, i.e. <text:bookmark text:name="MathJax-Element-26-Frame"/><text:bookmark text:name="MathJax-Span-222"/><text:bookmark text:name="MathJax-Span-223"/><text:bookmark text:name="MathJax-Span-224"/><text:bookmark text:name="MathJax-Span-225"/><text:span text:style-name="T7">z</text:span><text:bookmark text:name="MathJax-Span-226"/><text:span text:style-name="T11">⋆</text:span><text:bookmark text:name="MathJax-Span-227"/><text:span text:style-name="T9">×</text:span><text:bookmark text:name="MathJax-Span-228"/><text:span text:style-name="T7">S</text:span><text:bookmark text:name="MathJax-Span-229"/><text:span text:style-name="T7">E</text:span>.</text:p>
        </text:list-item>
      </text:list>
      <text:p text:style-name="Standard"/>
      <text:h text:style-name="P9" text:outline-level="3">Question 9</text:h>
      <text:p text:style-name="P17">A researcher found a 2006 - 2010 survey showing that the average age of women at first marriage is 23.44. Suppose a researcher believes that this value may have increased more recently, but as a good scientist he also wants to consider the possibility that the average age may have decreased. The researcher has set up his hypothesis test; which of the following states the appropriate <text:bookmark text:name="MathJax-Element-27-Frame"/><text:bookmark text:name="MathJax-Span-230"/><text:bookmark text:name="MathJax-Span-231"/><text:bookmark text:name="MathJax-Span-232"/><text:bookmark text:name="MathJax-Span-233"/><text:span text:style-name="T7">H</text:span><text:bookmark text:name="MathJax-Span-234"/><text:span text:style-name="T8">A</text:span> correctly?</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1">Your Answer</text:p>
          </table:table-cell>
          <table:table-cell table:style-name="Table8.A1" office:value-type="string">
            <text:p text:style-name="P10"/>
          </table:table-cell>
          <table:table-cell table:style-name="Table8.A1" office:value-type="string">
            <text:p text:style-name="P11">Score</text:p>
          </table:table-cell>
          <table:table-cell table:style-name="Table8.A1" office:value-type="string">
            <text:p text:style-name="P11">Explanation</text:p>
          </table:table-cell>
        </table:table-row>
        <table:table-row>
          <table:table-cell table:style-name="Table8.A1" office:value-type="string">
            <text:p text:style-name="P6"><text:bookmark text:name="MathJax-Element-28-Frame"/><text:bookmark text:name="MathJax-Span-235"/><text:bookmark text:name="MathJax-Span-236"/><text:bookmark text:name="MathJax-Span-237"/><text:bookmark text:name="MathJax-Span-238"/><text:span text:style-name="T12">H</text:span><text:bookmark text:name="MathJax-Span-239"/><text:span text:style-name="T13">A</text:span><text:bookmark text:name="MathJax-Span-240"/><text:span text:style-name="T14">:</text:span><text:bookmark text:name="MathJax-Span-241"/><text:span text:style-name="T12">μ</text:span><text:bookmark text:name="MathJax-Span-242"/><text:span text:style-name="T14">&lt;</text:span><text:bookmark text:name="MathJax-Span-243"/><text:span text:style-name="T14">23.44</text:span> years old.</text:p>
          </table:table-cell>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6"><text:bookmark text:name="MathJax-Element-29-Frame"/><text:bookmark text:name="MathJax-Span-244"/><text:bookmark text:name="MathJax-Span-245"/><text:bookmark text:name="MathJax-Span-246"/><text:bookmark text:name="MathJax-Span-247"/><text:span text:style-name="T12">H</text:span><text:bookmark text:name="MathJax-Span-248"/><text:span text:style-name="T13">A</text:span><text:bookmark text:name="MathJax-Span-249"/><text:span text:style-name="T14">:</text:span><text:bookmark text:name="MathJax-Span-250"/><text:span text:style-name="T12">μ</text:span><text:bookmark text:name="MathJax-Span-251"/><text:span text:style-name="T17">≠</text:span><text:bookmark text:name="MathJax-Span-252"/><text:span text:style-name="T14">23.44</text:span> years old.</text:p>
          </table:table-cell>
          <table:table-cell table:style-name="Table8.A1" office:value-type="string">
            <text:p text:style-name="P3"><draw:frame draw:style-name="fr1" draw:name="Frame8" text:anchor-type="char" svg:width="0.041cm" draw:z-index="7"><draw:text-box fo:min-height="0.041cm"><text:p text:style-name="Text_20_body">Correct</text:p></draw:text-box></draw:frame></text:p>
          </table:table-cell>
          <table:table-cell table:style-name="Table8.A1" office:value-type="string">
            <text:p text:style-name="P5">1.00</text:p>
          </table:table-cell>
          <table:table-cell table:style-name="Table8.A1" office:value-type="string">
            <text:p text:style-name="P6">Because the researcher is interested in both an increase or a decrease, <text:bookmark text:name="MathJax-Element-30-Frame"/><text:bookmark text:name="MathJax-Span-253"/><text:bookmark text:name="MathJax-Span-254"/><text:bookmark text:name="MathJax-Span-255"/><text:bookmark text:name="MathJax-Span-256"/><text:span text:style-name="T12">H</text:span><text:bookmark text:name="MathJax-Span-257"/><text:span text:style-name="T13">A</text:span> should be two-sided.</text:p>
          </table:table-cell>
        </table:table-row>
        <table:table-row>
          <table:table-cell table:style-name="Table8.A1" office:value-type="string">
            <text:p text:style-name="P6"><text:bookmark text:name="MathJax-Element-31-Frame"/><text:bookmark text:name="MathJax-Span-258"/><text:bookmark text:name="MathJax-Span-259"/><text:bookmark text:name="MathJax-Span-260"/><text:bookmark text:name="MathJax-Span-261"/><text:span text:style-name="T12">H</text:span><text:bookmark text:name="MathJax-Span-262"/><text:span text:style-name="T13">A</text:span><text:bookmark text:name="MathJax-Span-263"/><text:span text:style-name="T14">:</text:span><text:bookmark text:name="MathJax-Span-264"/><text:span text:style-name="T12">μ</text:span><text:bookmark text:name="MathJax-Span-265"/><text:span text:style-name="T14">&gt;</text:span><text:bookmark text:name="MathJax-Span-266"/><text:span text:style-name="T14">23.44</text:span> years old.</text:p>
          </table:table-cell>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6"><text:bookmark text:name="MathJax-Element-32-Frame"/><text:bookmark text:name="MathJax-Span-267"/><text:bookmark text:name="MathJax-Span-268"/><text:bookmark text:name="MathJax-Span-269"/><text:bookmark text:name="MathJax-Span-270"/><text:span text:style-name="T12">H</text:span><text:bookmark text:name="MathJax-Span-271"/><text:span text:style-name="T13">A</text:span><text:bookmark text:name="MathJax-Span-272"/><text:span text:style-name="T14">:</text:span><text:bookmark text:name="MathJax-Span-273"/><text:span text:style-name="T12">μ</text:span><text:bookmark text:name="MathJax-Span-274"/><text:span text:style-name="T14">=</text:span><text:bookmark text:name="MathJax-Span-275"/><text:span text:style-name="T14">23.44</text:span> years old.</text:p>
          </table:table-cell>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table-cell table:style-name="Table8.A1" office:value-type="string">
            <text:p text:style-name="P5">Total</text:p>
          </table:table-cell>
          <table:table-cell table:style-name="Table8.A1" office:value-type="string">
            <text:p text:style-name="P3"/>
          </table:table-cell>
          <table:table-cell table:style-name="Table8.A1" office:value-type="string">
            <text:p text:style-name="P5">1.00 / 1.00</text:p>
          </table:table-cell>
          <table:table-cell table:style-name="Table8.A1" office:value-type="string">
            <text:p text:style-name="P3"/>
          </table:table-cell>
        </table:table-row>
      </table:table>
      <text:p text:style-name="P18"><text:span text:style-name="T2">Question Explanation<text:line-break/><text:line-break/></text:span>This question refers to the following learning objective(s): Note that the alternative hypothesis might be one-sided (<text:bookmark text:name="MathJax-Element-33-Frame"/><text:bookmark text:name="MathJax-Span-276"/><text:bookmark text:name="MathJax-Span-277"/><text:bookmark text:name="MathJax-Span-278"/><text:span text:style-name="T7">μ</text:span> the null value) or two-sided (<text:bookmark text:name="MathJax-Element-34-Frame"/><text:bookmark text:name="MathJax-Span-279"/><text:bookmark text:name="MathJax-Span-280"/><text:bookmark text:name="MathJax-Span-281"/><text:span text:style-name="T7">μ</text:span><text:bookmark text:name="MathJax-Span-282"/><text:span text:style-name="T11">≠</text:span> the null value), and the choice depends on the research question.</text:p>
      <text:p text:style-name="Standard"/>
      <text:p text:style-name="Standard"/>
      <text:h text:style-name="P9" text:outline-level="3">Question 10</text:h>
      <text:p text:style-name="P16">A Type 2 error occurs when the null hypothesis is</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1">Your Answer</text:p>
          </table:table-cell>
          <table:table-cell table:style-name="Table9.A1" office:value-type="string">
            <text:p text:style-name="P10"/>
          </table:table-cell>
          <table:table-cell table:style-name="Table9.A1" office:value-type="string">
            <text:p text:style-name="P11">Score</text:p>
          </table:table-cell>
          <table:table-cell table:style-name="Table9.A1" office:value-type="string">
            <text:p text:style-name="P11">Explanation</text:p>
          </table:table-cell>
        </table:table-row>
        <table:table-row>
          <table:table-cell table:style-name="Table9.A1" office:value-type="string">
            <text:p text:style-name="P4">rejected when it is true</text:p>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table-cell table:style-name="Table9.A1" office:value-type="string">
            <text:p text:style-name="P4">not rejected when it is true</text:p>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table-cell table:style-name="Table9.A1" office:value-type="string">
            <text:p text:style-name="P4">not rejected when it is false</text:p>
          </table:table-cell>
          <table:table-cell table:style-name="Table9.A1" office:value-type="string">
            <text:p text:style-name="P3"><draw:frame draw:style-name="fr1" draw:name="Frame9" text:anchor-type="char" svg:width="0.041cm" draw:z-index="8"><draw:text-box fo:min-height="0.041cm"><text:p text:style-name="Text_20_body">Correct</text:p></draw:text-box></draw:frame></text:p>
          </table:table-cell>
          <table:table-cell table:style-name="Table9.A1" office:value-type="string">
            <text:p text:style-name="P5">1.00</text:p>
          </table:table-cell>
          <table:table-cell table:style-name="Table9.A1" office:value-type="string">
            <text:p text:style-name="P3"/>
          </table:table-cell>
        </table:table-row>
        <table:table-row>
          <table:table-cell table:style-name="Table9.A1" office:value-type="string">
            <text:p text:style-name="P4">rejected when it is false</text:p>
          </table:table-cell>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table-cell table:style-name="Table9.A1" office:value-type="string">
            <text:p text:style-name="P5">Total</text:p>
          </table:table-cell>
          <table:table-cell table:style-name="Table9.A1" office:value-type="string">
            <text:p text:style-name="P3"/>
          </table:table-cell>
          <table:table-cell table:style-name="Table9.A1" office:value-type="string">
            <text:p text:style-name="P5">1.00 / 1.00</text:p>
          </table:table-cell>
          <table:table-cell table:style-name="Table9.A1" office:value-type="string">
            <text:p text:style-name="P3"/>
          </table:table-cell>
        </table:table-row>
      </table:table>
      <text:p text:style-name="P26"><text:span text:style-name="T2">Question Explanation<text:line-break/><text:line-break/></text:span>This question refers to the following learning objective(s): Note that the conclusion of a hypothesis test might be erroneous regardless of the decision we make.</text:p>
      <text:list xml:id="list37664533" text:style-name="L6">
        <text:list-item>
          <text:p text:style-name="P12">Define a Type 1 error as rejecting the null hypothesis when the null hypothesis is actually true.</text:p>
        </text:list-item>
      </text:list>
      <text:list xml:id="list37665798" text:style-name="L7">
        <text:list-item>
          <text:p text:style-name="P13">Define a Type 2 error as failing to reject the null hypothesis when the alternative hypothesis is actually true.</text:p>
        </text:list-item>
      </text:list>
      <text:p text:style-name="Standard"/>
      <text:h text:style-name="P9" text:outline-level="3">Question 11</text:h>
      <text:p text:style-name="P32">A statistician is studying blood pressure levels of Italians in the age range 75-80. The following is some information about her study:</text:p>
      <text:list xml:id="list37673821" text:style-name="L8">
        <text:list-item>
          <text:p text:style-name="P29">The data were collected by responses to a survey conducted by email, and no measures were taken to get information from those who did not respond to the initial survey email.</text:p>
        </text:list-item>
        <text:list-item>
          <text:p text:style-name="P36">The sample observations only make up about 4% of the population.</text:p>
        </text:list-item>
        <text:list-item>
          <text:p text:style-name="P36">The sample size is 2,047.</text:p>
        </text:list-item>
        <text:list-item>
          <text:p text:style-name="P36">The distribution of sample observations is skewed - the skew is easy to see, although not very extreme.</text:p>
        </text:list-item>
      </text:list>
      <text:p text:style-name="P15">The researcher is ready to use the Central Limit Theorem (CLT) in the main part of her analysis. Which aspect of the her study is most likely to prevent her from using the CLT?</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1">Your Answer</text:p>
          </table:table-cell>
          <table:table-cell table:style-name="Table10.A1" office:value-type="string">
            <text:p text:style-name="P10"/>
          </table:table-cell>
          <table:table-cell table:style-name="Table10.A1" office:value-type="string">
            <text:p text:style-name="P11">Score</text:p>
          </table:table-cell>
          <table:table-cell table:style-name="Table10.A1" office:value-type="string">
            <text:p text:style-name="P11">Explanation</text:p>
          </table:table-cell>
        </table:table-row>
        <table:table-row>
          <table:table-cell table:style-name="Table10.A1" office:value-type="string">
            <text:p text:style-name="P4">(I), because the sample may not be random and hence observations may not be independent.</text:p>
          </table:table-cell>
          <table:table-cell table:style-name="Table10.A1" office:value-type="string">
            <text:p text:style-name="P3"><draw:frame draw:style-name="fr1" draw:name="Frame10" text:anchor-type="char" svg:width="0.041cm" draw:z-index="9"><draw:text-box fo:min-height="0.041cm"><text:p text:style-name="Text_20_body">Correct</text:p></draw:text-box></draw:frame></text:p>
          </table:table-cell>
          <table:table-cell table:style-name="Table10.A1" office:value-type="string">
            <text:p text:style-name="P5">1.00</text:p>
          </table:table-cell>
          <table:table-cell table:style-name="Table10.A1" office:value-type="string">
            <text:p text:style-name="P5">The correct answer is that the data arose as a result of an email survey. This data collection would likely result in a sample which is not a simple random sample of Italians aged 75-80, which would violate the independence of observations condition necessary for the CLT.</text:p>
          </table:table-cell>
        </table:table-row>
        <table:table-row>
          <table:table-cell table:style-name="Table10.A1" office:value-type="string">
            <text:p text:style-name="P4"> (II), because she only has data from a small proportion of the whole population.</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4">(IV), because there is some skew in the sample distribution.</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4"> (III), because the sample size is too small compared to all Italians in the age range 75-80.</text:p>
          </table:table-cell>
          <table:table-cell table:style-name="Table10.A1" office:value-type="string">
            <text:p text:style-name="P3"/>
          </table:table-cell>
          <table:table-cell table:style-name="Table10.A1" office:value-type="string">
            <text:p text:style-name="P3"/>
          </table:table-cell>
          <table:table-cell table:style-name="Table10.A1" office:value-type="string">
            <text:p text:style-name="P3"/>
          </table:table-cell>
        </table:table-row>
        <table:table-row>
          <table:table-cell table:style-name="Table10.A1" office:value-type="string">
            <text:p text:style-name="P5">Total</text:p>
          </table:table-cell>
          <table:table-cell table:style-name="Table10.A1" office:value-type="string">
            <text:p text:style-name="P3"/>
          </table:table-cell>
          <table:table-cell table:style-name="Table10.A1" office:value-type="string">
            <text:p text:style-name="P5">1.00 / 1.00</text:p>
          </table:table-cell>
          <table:table-cell table:style-name="Table10.A1" office:value-type="string">
            <text:p text:style-name="P3"/>
          </table:table-cell>
        </table:table-row>
      </table:table>
      <text:p text:style-name="P31"><text:span text:style-name="T2">Question Explanation<text:line-break/><text:line-break/></text:span>This question refers to the following learning objective(s):</text:p>
      <text:list xml:id="list37685045" text:style-name="L9">
        <text:list-item>
          <text:p text:style-name="P22">Recognize that the Central Limit Theorem (CLT) is about the distribution of point estimates, and that given certain conditions, this distribution will be nearly normal. In the case of the mean the CLT tells us that if (1a) the sample size is sufficiently large (n ≥ 30 or larger if the data are considerably skewed), or (1b) the population is known to have a normal distribution, and (2) the observations in the sample are independent, then the distribution of the sample mean will be nearly normal, centered at the true population mean and with a standard error of <text:bookmark text:name="MathJax-Element-35-Frame"/><text:bookmark text:name="MathJax-Span-283"/><text:bookmark text:name="MathJax-Span-284"/><text:bookmark text:name="MathJax-Span-285"/><text:bookmark text:name="MathJax-Span-286"/><text:span text:style-name="T8">σ</text:span><text:bookmark text:name="MathJax-Span-287"/><text:bookmark text:name="MathJax-Span-288"/><text:bookmark text:name="MathJax-Span-289"/><text:span text:style-name="T8">n</text:span><text:span text:style-name="T11">√</text:span>:</text:p>
          <text:p text:style-name="P24"><text:bookmark text:name="MathJax-Element-36-Frame"/><text:bookmark text:name="MathJax-Span-290"/><text:bookmark text:name="MathJax-Span-291"/><text:bookmark text:name="MathJax-Span-292"/><text:bookmark text:name="MathJax-Span-293"/><text:bookmark text:name="MathJax-Span-294"/><text:bookmark text:name="MathJax-Span-295"/><text:soft-page-break/><text:span text:style-name="T3">x</text:span><text:bookmark text:name="MathJax-Span-296"/><text:span text:style-name="T5">¯</text:span><text:bookmark text:name="MathJax-Span-297"/>∼<text:bookmark text:name="MathJax-Span-298"/><text:span text:style-name="T3">N</text:span><text:bookmark text:name="MathJax-Span-299"/><text:bookmark text:name="MathJax-Span-300"/><text:span text:style-name="T19">(</text:span><text:bookmark text:name="MathJax-Span-301"/><text:bookmark text:name="MathJax-Span-302"/><text:span text:style-name="T3">m</text:span><text:bookmark text:name="MathJax-Span-303"/><text:span text:style-name="T3">e</text:span><text:bookmark text:name="MathJax-Span-304"/><text:span text:style-name="T3">a</text:span><text:bookmark text:name="MathJax-Span-305"/><text:span text:style-name="T3">n</text:span><text:bookmark text:name="MathJax-Span-306"/><text:span text:style-name="T5">=</text:span><text:bookmark text:name="MathJax-Span-307"/><text:span text:style-name="T3">μ</text:span><text:bookmark text:name="MathJax-Span-308"/><text:span text:style-name="T5">,</text:span><text:bookmark text:name="MathJax-Span-309"/><text:span text:style-name="T3">S</text:span><text:bookmark text:name="MathJax-Span-310"/><text:span text:style-name="T3">E</text:span><text:bookmark text:name="MathJax-Span-311"/><text:span text:style-name="T5">=</text:span><text:bookmark text:name="MathJax-Span-312"/><text:bookmark text:name="MathJax-Span-313"/><text:span text:style-name="T3">σ</text:span><text:bookmark text:name="MathJax-Span-314"/><text:bookmark text:name="MathJax-Span-315"/><text:bookmark text:name="MathJax-Span-316"/><text:span text:style-name="T3">n</text:span>−−√<text:bookmark text:name="MathJax-Span-317"/><text:span text:style-name="T19">)</text:span></text:p>
          <text:p text:style-name="P22">When the population distribution is unknown, condition (1a) can be checked using a histogram or some other visualization of the distribution of the observed data in the sample. The larger the sample size (<text:bookmark text:name="MathJax-Element-37-Frame"/><text:bookmark text:name="MathJax-Span-318"/><text:bookmark text:name="MathJax-Span-319"/><text:bookmark text:name="MathJax-Span-320"/><text:span text:style-name="T7">n</text:span>), the less important the shape of the distribution becomes, i.e. when n is very large the sampling distribution will be nearly normal regardless of the shape of the population distribution.</text:p>
        </text:list-item>
        <text:list-item>
          <text:p text:style-name="P37">If the conditions necessary for the CLT to hold are not met, note this and do not go forward with the analysis. (We will later learn about methods to use in these situations.)</text:p>
        </text:list-item>
      </text:list>
      <text:p text:style-name="Standard"/>
      <text:h text:style-name="P9" text:outline-level="3">Question 12</text:h>
      <text:p text:style-name="P16">SAT scores are distributed with a mean of 1,500 and a standard deviation of 300. You are interested in estimating the average SAT score of first year students at your college. If you would like to limit the margin of error of your 98% confidence interval to 40 points, at least how many students should you sample?</text:p>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1">Your Answer</text:p>
          </table:table-cell>
          <table:table-cell table:style-name="Table11.A1" office:value-type="string">
            <text:p text:style-name="P10"/>
          </table:table-cell>
          <table:table-cell table:style-name="Table11.A1" office:value-type="string">
            <text:p text:style-name="P11">Score</text:p>
          </table:table-cell>
          <table:table-cell table:style-name="Table11.A1" office:value-type="string">
            <text:p text:style-name="P11">Explanation</text:p>
          </table:table-cell>
        </table:table-row>
        <table:table-row>
          <table:table-cell table:style-name="Table11.A1" office:value-type="string">
            <text:p text:style-name="P4">131</text:p>
          </table:table-cell>
          <table:table-cell table:style-name="Table11.A1" office:value-type="string">
            <text:p text:style-name="P3"/>
          </table:table-cell>
          <table:table-cell table:style-name="Table11.A1" office:value-type="string">
            <text:p text:style-name="P3"/>
          </table:table-cell>
          <table:table-cell table:style-name="Table11.A1" office:value-type="string">
            <text:p text:style-name="P3"/>
          </table:table-cell>
        </table:table-row>
        <table:table-row>
          <table:table-cell table:style-name="Table11.A1" office:value-type="string">
            <text:p text:style-name="P4">306</text:p>
          </table:table-cell>
          <table:table-cell table:style-name="Table11.A1" office:value-type="string">
            <text:p text:style-name="P3"><draw:frame draw:style-name="fr1" draw:name="Frame11" text:anchor-type="char" svg:width="0.041cm" draw:z-index="10"><draw:text-box fo:min-height="0.041cm"><text:p text:style-name="Text_20_body">Correct</text:p></draw:text-box></draw:frame></text:p>
          </table:table-cell>
          <table:table-cell table:style-name="Table11.A1" office:value-type="string">
            <text:p text:style-name="P5">1.00</text:p>
          </table:table-cell>
          <table:table-cell table:style-name="Table11.A1" office:value-type="string">
            <text:p text:style-name="P6"><text:bookmark text:name="MathJax-Element-38-Frame"/><text:bookmark text:name="MathJax-Span-321"/><text:bookmark text:name="MathJax-Span-322"/><text:bookmark text:name="MathJax-Span-323"/><text:span text:style-name="T12">M</text:span><text:bookmark text:name="MathJax-Span-324"/><text:span text:style-name="T12">E</text:span><text:bookmark text:name="MathJax-Span-325"/><text:span text:style-name="T14">=</text:span><text:bookmark text:name="MathJax-Span-326"/><text:bookmark text:name="MathJax-Span-327"/><text:span text:style-name="T12">z</text:span><text:bookmark text:name="MathJax-Span-328"/><text:span text:style-name="T17">⋆</text:span><text:bookmark text:name="MathJax-Span-329"/><text:bookmark text:name="MathJax-Span-330"/><text:span text:style-name="T13">s</text:span><text:bookmark text:name="MathJax-Span-331"/><text:bookmark text:name="MathJax-Span-332"/><text:bookmark text:name="MathJax-Span-333"/><text:span text:style-name="T13">n</text:span><text:span text:style-name="T17">√</text:span><text:bookmark text:name="MathJax-Span-334"/><text:span text:style-name="T17">→</text:span><text:bookmark text:name="MathJax-Span-335"/><text:span text:style-name="T14">40</text:span><text:bookmark text:name="MathJax-Span-336"/><text:span text:style-name="T14">=</text:span><text:bookmark text:name="MathJax-Span-337"/><text:span text:style-name="T14">2.33</text:span><text:bookmark text:name="MathJax-Span-338"/><text:bookmark text:name="MathJax-Span-339"/><text:span text:style-name="T15">300</text:span><text:bookmark text:name="MathJax-Span-340"/><text:bookmark text:name="MathJax-Span-341"/><text:bookmark text:name="MathJax-Span-342"/><text:span text:style-name="T13">n</text:span><text:span text:style-name="T17">√</text:span><text:bookmark text:name="MathJax-Span-343"/><text:span text:style-name="T17">→</text:span><text:bookmark text:name="MathJax-Span-344"/><text:span text:style-name="T12">n</text:span><text:bookmark text:name="MathJax-Span-345"/><text:span text:style-name="T14">=</text:span><text:bookmark text:name="MathJax-Span-346"/><text:bookmark text:name="MathJax-Span-347"/><text:bookmark text:name="MathJax-Span-348"/><text:bookmark text:name="MathJax-Span-349"/><text:span text:style-name="T15">2.33</text:span><text:bookmark text:name="MathJax-Span-350"/><text:span text:style-name="T16">2</text:span><text:bookmark text:name="MathJax-Span-351"/><text:span text:style-name="T15">×</text:span><text:bookmark text:name="MathJax-Span-352"/><text:bookmark text:name="MathJax-Span-353"/><text:span text:style-name="T15">300</text:span><text:bookmark text:name="MathJax-Span-354"/><text:span text:style-name="T16">2</text:span><text:bookmark text:name="MathJax-Span-355"/><text:bookmark text:name="MathJax-Span-356"/><text:span text:style-name="T15">40</text:span><text:bookmark text:name="MathJax-Span-357"/><text:span text:style-name="T16">2</text:span><text:bookmark text:name="MathJax-Span-358"/><text:span text:style-name="T17">→</text:span><text:bookmark text:name="MathJax-Span-359"/><text:span text:style-name="T12">n</text:span><text:bookmark text:name="MathJax-Span-360"/><text:span text:style-name="T14">=</text:span><text:bookmark text:name="MathJax-Span-361"/><text:span text:style-name="T14">305.3756</text:span><text:bookmark text:name="MathJax-Span-362"/><text:span text:style-name="T17">→</text:span> <text:bookmark text:name="MathJax-Element-39-Frame"/><text:bookmark text:name="MathJax-Span-363"/><text:bookmark text:name="MathJax-Span-364"/><text:bookmark text:name="MathJax-Span-365"/><text:span text:style-name="T12">n</text:span> should be at least 306, since rounding down would result in a slightly larger margin of error than we desire.</text:p>
          </table:table-cell>
        </table:table-row>
        <table:table-row>
          <table:table-cell table:style-name="Table11.A1" office:value-type="string">
            <text:p text:style-name="P4">216</text:p>
          </table:table-cell>
          <table:table-cell table:style-name="Table11.A1" office:value-type="string">
            <text:p text:style-name="P3"/>
          </table:table-cell>
          <table:table-cell table:style-name="Table11.A1" office:value-type="string">
            <text:p text:style-name="P3"/>
          </table:table-cell>
          <table:table-cell table:style-name="Table11.A1" office:value-type="string">
            <text:p text:style-name="P3"/>
          </table:table-cell>
        </table:table-row>
        <table:table-row>
          <table:table-cell table:style-name="Table11.A1" office:value-type="string">
            <text:p text:style-name="P4">217</text:p>
          </table:table-cell>
          <table:table-cell table:style-name="Table11.A1" office:value-type="string">
            <text:p text:style-name="P3"/>
          </table:table-cell>
          <table:table-cell table:style-name="Table11.A1" office:value-type="string">
            <text:p text:style-name="P3"/>
          </table:table-cell>
          <table:table-cell table:style-name="Table11.A1" office:value-type="string">
            <text:p text:style-name="P3"/>
          </table:table-cell>
        </table:table-row>
        <table:table-row>
          <table:table-cell table:style-name="Table11.A1" office:value-type="string">
            <text:p text:style-name="P5">Total</text:p>
          </table:table-cell>
          <table:table-cell table:style-name="Table11.A1" office:value-type="string">
            <text:p text:style-name="P3"/>
          </table:table-cell>
          <table:table-cell table:style-name="Table11.A1" office:value-type="string">
            <text:p text:style-name="P5">1.00 / 1.00</text:p>
          </table:table-cell>
          <table:table-cell table:style-name="Table11.A1" office:value-type="string">
            <text:p text:style-name="P3"/>
          </table:table-cell>
        </table:table-row>
      </table:table>
      <text:p text:style-name="P26"><text:span text:style-name="T2">Question Explanation<text:line-break/><text:line-break/></text:span>This question refers to the following learning objective(s): Calculate the required sample size to obtain a given margin of error at a given confidence level by working backwards from the given margin of error.</text:p>
      <text:p text:style-name="Standard"/>
      <text:h text:style-name="P9" text:outline-level="3">Question 13</text:h>
      <text:p text:style-name="P16">The significance level in hypothesis testing is the probability of</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1">Your Answer</text:p>
          </table:table-cell>
          <table:table-cell table:style-name="Table12.A1" office:value-type="string">
            <text:p text:style-name="P10"/>
          </table:table-cell>
          <table:table-cell table:style-name="Table12.A1" office:value-type="string">
            <text:p text:style-name="P11">Score</text:p>
          </table:table-cell>
          <table:table-cell table:style-name="Table12.A1" office:value-type="string">
            <text:p text:style-name="P11">Explanation</text:p>
          </table:table-cell>
        </table:table-row>
        <table:table-row>
          <table:table-cell table:style-name="Table12.A1" office:value-type="string">
            <text:p text:style-name="P4">failing to reject a true null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failing to reject a false null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rejecting an alternative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rejecting a null hypothesis</text:p>
          </table:table-cell>
          <table:table-cell table:style-name="Table12.A1" office:value-type="string">
            <text:p text:style-name="P3"/>
          </table:table-cell>
          <table:table-cell table:style-name="Table12.A1" office:value-type="string">
            <text:p text:style-name="P3"/>
          </table:table-cell>
          <table:table-cell table:style-name="Table12.A1" office:value-type="string">
            <text:p text:style-name="P3"/>
          </table:table-cell>
        </table:table-row>
        <table:table-row>
          <table:table-cell table:style-name="Table12.A1" office:value-type="string">
            <text:p text:style-name="P4">rejecting a true null hypothesis</text:p>
          </table:table-cell>
          <table:table-cell table:style-name="Table12.A1" office:value-type="string">
            <text:p text:style-name="P3"><draw:frame draw:style-name="fr1" draw:name="Frame12" text:anchor-type="char" svg:width="0.041cm" draw:z-index="11"><draw:text-box fo:min-height="0.041cm"><text:p text:style-name="Text_20_body">Correct</text:p></draw:text-box></draw:frame></text:p>
          </table:table-cell>
          <table:table-cell table:style-name="Table12.A1" office:value-type="string">
            <text:p text:style-name="P5">1.00</text:p>
          </table:table-cell>
          <table:table-cell table:style-name="Table12.A1" office:value-type="string">
            <text:p text:style-name="P5">Note that the probability of making a Type 1 error is equivalent to the significance level when the null hypothesis is true.</text:p>
          </table:table-cell>
        </table:table-row>
        <table:table-row>
          <table:table-cell table:style-name="Table12.A1" office:value-type="string">
            <text:p text:style-name="P5">Total</text:p>
          </table:table-cell>
          <table:table-cell table:style-name="Table12.A1" office:value-type="string">
            <text:p text:style-name="P3"/>
          </table:table-cell>
          <table:table-cell table:style-name="Table12.A1" office:value-type="string">
            <text:p text:style-name="P5">1.00 / 1.00</text:p>
          </table:table-cell>
          <table:table-cell table:style-name="Table12.A1" office:value-type="string">
            <text:p text:style-name="P3"/>
          </table:table-cell>
        </table:table-row>
      </table:table>
      <text:p text:style-name="P31"><text:span text:style-name="T2">Question Explanation<text:line-break/><text:line-break/></text:span>This question refers to the following learning objective(s): Note that the probability of making a Type 1 error is equivalent to the significance level when the null hypothesis is true, and choose a significance level depending on the risks associated with Type 1 and Type 2 errors.</text:p>
      <text:list xml:id="list37666076" text:style-name="L10">
        <text:list-item>
          <text:p text:style-name="P30">Use a smaller α if Type 1 error is relatively riskier.</text:p>
        </text:list-item>
        <text:list-item>
          <text:p text:style-name="P38">Use a larger α if Type 2 error is relatively riskier.</text:p>
        </text:list-item>
      </text:list>
      <text:p text:style-name="Standard"/>
      <text:h text:style-name="P9" text:outline-level="3">Question 14</text:h>
      <text:p text:style-name="P16">Researchers investigating characteristics of gifted children collected data from schools in a large city on a random sample of thirty-six children who were identified as gifted children soon after they reached the age of four. The following histogram shows the distribution of the ages (in months) at which these children first counted to 10 successfully. Also provided are some sample statistics. Suppose you read online that children first count to 10 successfully when they are 32 months old, on average. You perform a hypothesis test evaluating whether the average age at which gifted children first count to 10 is different than the general average of 32 months. What is the p-value of the hypothesis test? Choose the closest answer.<text:line-break/><draw:frame draw:style-name="fr2" draw:name="graphics1" text:anchor-type="as-char" svg:width="13.547cm" svg:height="5.239cm" draw:z-index="12"><draw:image xlink:href="https://d396qusza40orc.cloudfront.net/statistics%2Fimages%2FQuiz3Images%2FQ14V1q.jpg" xlink:type="simple" xlink:show="embed" xlink:actuate="onLoad"/></draw:frame></text:p>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1">Your Answer</text:p>
          </table:table-cell>
          <table:table-cell table:style-name="Table13.A1" office:value-type="string">
            <text:p text:style-name="P10"/>
          </table:table-cell>
          <table:table-cell table:style-name="Table13.A1" office:value-type="string">
            <text:p text:style-name="P11">Score</text:p>
          </table:table-cell>
          <table:table-cell table:style-name="Table13.A1" office:value-type="string">
            <text:p text:style-name="P11">Explanation</text:p>
          </table:table-cell>
        </table:table-row>
        <table:table-row>
          <table:table-cell table:style-name="Table13.A1" office:value-type="string">
            <text:p text:style-name="P4">0.0344</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9656</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7183</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9312</text:p>
          </table:table-cell>
          <table:table-cell table:style-name="Table13.A1" office:value-type="string">
            <text:p text:style-name="P3"/>
          </table:table-cell>
          <table:table-cell table:style-name="Table13.A1" office:value-type="string">
            <text:p text:style-name="P3"/>
          </table:table-cell>
          <table:table-cell table:style-name="Table13.A1" office:value-type="string">
            <text:p text:style-name="P3"/>
          </table:table-cell>
        </table:table-row>
        <table:table-row>
          <table:table-cell table:style-name="Table13.A1" office:value-type="string">
            <text:p text:style-name="P4">0.0688</text:p>
          </table:table-cell>
          <table:table-cell table:style-name="Table13.A1" office:value-type="string">
            <text:p text:style-name="P3"><draw:frame draw:style-name="fr1" draw:name="Frame13" text:anchor-type="char" svg:width="0.041cm" draw:z-index="13"><draw:text-box fo:min-height="0.041cm"><text:p text:style-name="Text_20_body">Correct</text:p></draw:text-box></draw:frame></text:p>
          </table:table-cell>
          <table:table-cell table:style-name="Table13.A1" office:value-type="string">
            <text:p text:style-name="P5">1.00</text:p>
          </table:table-cell>
          <table:table-cell table:style-name="Table13.A1" office:value-type="string">
            <text:p text:style-name="P7"><text:bookmark text:name="MathJax-Element-40-Frame"/><text:bookmark text:name="MathJax-Span-366"/><text:bookmark text:name="MathJax-Span-367"/><text:bookmark text:name="MathJax-Span-368"/><text:bookmark text:name="MathJax-Span-369"/><text:span text:style-name="T3">H</text:span><text:bookmark text:name="MathJax-Span-370"/><text:span text:style-name="T6">0</text:span><text:bookmark text:name="MathJax-Span-371"/><text:span text:style-name="T5">:</text:span><text:bookmark text:name="MathJax-Span-372"/><text:span text:style-name="T3">μ</text:span><text:bookmark text:name="MathJax-Span-373"/><text:span text:style-name="T5">=</text:span><text:bookmark text:name="MathJax-Span-374"/><text:span text:style-name="T5">32</text:span><text:bookmark text:name="MathJax-Span-375"/><text:span text:style-name="T5">,</text:span><text:bookmark text:name="MathJax-Span-376"/><text:bookmark text:name="MathJax-Span-377"/><text:span text:style-name="T3">H</text:span><text:bookmark text:name="MathJax-Span-378"/><text:span text:style-name="T4">A</text:span><text:bookmark text:name="MathJax-Span-379"/><text:span text:style-name="T5">:</text:span><text:bookmark text:name="MathJax-Span-380"/><text:span text:style-name="T3">μ</text:span><text:bookmark text:name="MathJax-Span-381"/>≠<text:bookmark text:name="MathJax-Span-382"/><text:span text:style-name="T5">32</text:span></text:p>
            <text:p text:style-name="P7"><text:bookmark text:name="MathJax-Element-41-Frame"/><text:bookmark text:name="MathJax-Span-383"/><text:bookmark text:name="MathJax-Span-384"/><text:bookmark text:name="MathJax-Span-385"/><text:bookmark text:name="MathJax-Span-386"/><text:bookmark text:name="MathJax-Span-387"/><text:bookmark text:name="MathJax-Span-388"/><text:span text:style-name="T3">Z</text:span><text:bookmark text:name="MathJax-Span-405"/><text:bookmark text:name="MathJax-Span-406"/><text:bookmark text:name="MathJax-Span-407"/><text:span text:style-name="T3">p</text:span><text:bookmark text:name="MathJax-Span-408"/>−<text:bookmark text:name="MathJax-Span-409"/><text:span text:style-name="T3">v</text:span><text:bookmark text:name="MathJax-Span-410"/><text:span text:style-name="T3">a</text:span><text:bookmark text:name="MathJax-Span-411"/><text:span text:style-name="T3">l</text:span><text:bookmark text:name="MathJax-Span-412"/><text:span text:style-name="T3">u</text:span><text:bookmark text:name="MathJax-Span-413"/><text:span text:style-name="T3">e</text:span><text:bookmark text:name="MathJax-Span-426"/><text:bookmark text:name="MathJax-Span-427"/><text:bookmark text:name="MathJax-Span-389"/><text:bookmark text:name="MathJax-Span-390"/><text:bookmark text:name="MathJax-Span-391"/><text:span text:style-name="T5">=</text:span><text:bookmark text:name="MathJax-Span-392"/><text:bookmark text:name="MathJax-Span-393"/><text:bookmark text:name="MathJax-Span-394"/><text:span text:style-name="T5">30.69</text:span><text:bookmark text:name="MathJax-Span-395"/>−<text:bookmark text:name="MathJax-Span-396"/><text:span text:style-name="T5">32</text:span><text:bookmark text:name="MathJax-Span-397"/><text:bookmark text:name="MathJax-Span-398"/><text:span text:style-name="T6">4.31</text:span><text:bookmark text:name="MathJax-Span-399"/><text:bookmark text:name="MathJax-Span-400"/><text:bookmark text:name="MathJax-Span-401"/><text:span text:style-name="T6">36</text:span>√<text:bookmark text:name="MathJax-Span-402"/><text:span text:style-name="T5">=</text:span><text:bookmark text:name="MathJax-Span-403"/>−<text:bookmark text:name="MathJax-Span-404"/><text:span text:style-name="T5">1.82</text:span><text:bookmark text:name="MathJax-Span-414"/><text:bookmark text:name="MathJax-Span-415"/><text:bookmark text:name="MathJax-Span-416"/><text:span text:style-name="T5">=</text:span><text:bookmark text:name="MathJax-Span-417"/><text:span text:style-name="T3">P</text:span><text:bookmark text:name="MathJax-Span-418"/><text:span text:style-name="T5">(</text:span><text:bookmark text:name="MathJax-Span-419"/><text:bookmark text:name="MathJax-Span-420"/><text:bookmark text:name="MathJax-Span-421"/><text:bookmark text:name="MathJax-Span-422"/><text:span text:style-name="T3">x</text:span><text:bookmark text:name="MathJax-Span-423"/><text:span text:style-name="T5">¯</text:span><text:bookmark text:name="MathJax-Span-424"/><text:span text:style-name="T5">1.82</text:span><text:bookmark text:name="MathJax-Span-425"/><text:span text:style-name="T5">)</text:span><text:bookmark text:name="MathJax-Span-428"/><text:bookmark text:name="MathJax-Span-429"/><text:bookmark text:name="MathJax-Span-430"/><text:span text:style-name="T5">=</text:span><text:bookmark text:name="MathJax-Span-431"/><text:span text:style-name="T5">2</text:span><text:bookmark text:name="MathJax-Span-432"/><text:span text:style-name="T5">×</text:span><text:bookmark text:name="MathJax-Span-433"/><text:span text:style-name="T5">0.0344</text:span><text:bookmark text:name="MathJax-Span-434"/><text:span text:style-name="T5">=</text:span><text:bookmark text:name="MathJax-Span-435"/><text:span text:style-name="T5">0.0688</text:span></text:p>
          </table:table-cell>
        </table:table-row>
        <table:table-row>
          <table:table-cell table:style-name="Table13.A1" office:value-type="string">
            <text:p text:style-name="P5">Total</text:p>
          </table:table-cell>
          <table:table-cell table:style-name="Table13.A1" office:value-type="string">
            <text:p text:style-name="P3"/>
          </table:table-cell>
          <table:table-cell table:style-name="Table13.A1" office:value-type="string">
            <text:p text:style-name="P5">1.00 / 1.00</text:p>
          </table:table-cell>
          <table:table-cell table:style-name="Table13.A1" office:value-type="string">
            <text:p text:style-name="P3"/>
          </table:table-cell>
        </table:table-row>
      </table:table>
      <text:p text:style-name="P26"><text:span text:style-name="T2">Question Explanation<text:line-break/><text:line-break/></text:span>This question refers to the following learning objective(s): Calculate a p-value as the area under the normal curve beyond the observed sample mean (either in one tail or both, depending on the alternative hypothesis). Note that in doing so you can use a Z score, where</text:p>
      <text:p text:style-name="P25"><text:bookmark text:name="MathJax-Element-42-Frame"/><text:bookmark text:name="MathJax-Span-436"/><text:bookmark text:name="MathJax-Span-437"/><text:bookmark text:name="MathJax-Span-438"/><text:span text:style-name="T3">Z</text:span><text:bookmark text:name="MathJax-Span-439"/><text:span text:style-name="T5">=</text:span><text:bookmark text:name="MathJax-Span-440"/><text:bookmark text:name="MathJax-Span-441"/><text:bookmark text:name="MathJax-Span-442"/><text:span text:style-name="T3">s</text:span><text:bookmark text:name="MathJax-Span-443"/><text:span text:style-name="T3">a</text:span><text:bookmark text:name="MathJax-Span-444"/><text:span text:style-name="T3">m</text:span><text:bookmark text:name="MathJax-Span-445"/><text:span text:style-name="T3">p</text:span><text:bookmark text:name="MathJax-Span-446"/><text:span text:style-name="T3">l</text:span><text:bookmark text:name="MathJax-Span-447"/><text:span text:style-name="T3">e</text:span><text:bookmark text:name="MathJax-Span-448"/> <text:bookmark text:name="MathJax-Span-449"/><text:span text:style-name="T3">s</text:span><text:bookmark text:name="MathJax-Span-450"/><text:span text:style-name="T3">t</text:span><text:bookmark text:name="MathJax-Span-451"/><text:span text:style-name="T3">a</text:span><text:bookmark text:name="MathJax-Span-452"/><text:span text:style-name="T3">t</text:span><text:bookmark text:name="MathJax-Span-453"/><text:span text:style-name="T3">i</text:span><text:bookmark text:name="MathJax-Span-454"/><text:span text:style-name="T3">s</text:span><text:bookmark text:name="MathJax-Span-455"/><text:span text:style-name="T3">t</text:span><text:bookmark text:name="MathJax-Span-456"/><text:span text:style-name="T3">i</text:span><text:bookmark text:name="MathJax-Span-457"/><text:span text:style-name="T3">c</text:span><text:bookmark text:name="MathJax-Span-458"/>−<text:bookmark text:name="MathJax-Span-459"/><text:span text:style-name="T3">n</text:span><text:bookmark text:name="MathJax-Span-460"/><text:span text:style-name="T3">u</text:span><text:bookmark text:name="MathJax-Span-461"/><text:span text:style-name="T3">l</text:span><text:bookmark text:name="MathJax-Span-462"/><text:span text:style-name="T3">l</text:span><text:bookmark text:name="MathJax-Span-463"/> <text:bookmark text:name="MathJax-Span-464"/><text:span text:style-name="T3">v</text:span><text:bookmark text:name="MathJax-Span-465"/><text:span text:style-name="T3">a</text:span><text:bookmark text:name="MathJax-Span-466"/><text:span text:style-name="T3">l</text:span><text:bookmark text:name="MathJax-Span-467"/><text:span text:style-name="T3">u</text:span><text:bookmark text:name="MathJax-Span-468"/><text:span text:style-name="T3">e</text:span><text:bookmark text:name="MathJax-Span-469"/><text:bookmark text:name="MathJax-Span-470"/><text:span text:style-name="T3">S</text:span><text:bookmark text:name="MathJax-Span-471"/><text:span text:style-name="T3">E</text:span><text:bookmark text:name="MathJax-Span-472"/><text:span text:style-name="T5">=</text:span><text:bookmark text:name="MathJax-Span-473"/><text:bookmark text:name="MathJax-Span-474"/><text:bookmark text:name="MathJax-Span-475"/><text:bookmark text:name="MathJax-Span-476"/><text:bookmark text:name="MathJax-Span-477"/><text:bookmark text:name="MathJax-Span-478"/><text:span text:style-name="T3">x</text:span><text:bookmark text:name="MathJax-Span-479"/><text:span text:style-name="T5">¯</text:span><text:bookmark text:name="MathJax-Span-480"/>−<text:bookmark text:name="MathJax-Span-481"/><text:bookmark text:name="MathJax-Span-482"/><text:span text:style-name="T3">μ</text:span><text:bookmark text:name="MathJax-Span-483"/><text:span text:style-name="T6">0</text:span><text:bookmark text:name="MathJax-Span-484"/><text:bookmark text:name="MathJax-Span-485"/><text:span text:style-name="T3">S</text:span><text:bookmark text:name="MathJax-Span-486"/><text:span text:style-name="T3">E</text:span></text:p>
      <text:p text:style-name="P14">Always sketch the normal curve when calculating the p-value, and shade the appropriate area(s) depending on whether the alternative hypothesis is one- or two-sided.</text:p>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Neue" svg:font-family="'Helvetica Neue', Helvetica, Arial, sans-serif"/>
    <style:font-face style:name="Mangal1" svg:font-family="Mangal"/>
    <style:font-face style:name="MathJax Main" svg:font-family="'MathJax Main'"/>
    <style:font-face style:name="MathJax Math" svg:font-family="'MathJax Math'"/>
    <style:font-face style:name="MathJax Size4" svg:font-family="'MathJax Size4'"/>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Daly</meta:initial-creator>
    <meta:creation-date>2014-10-05T17:49:43.50</meta:creation-date>
    <meta:document-statistic meta:table-count="13" meta:image-count="1" meta:object-count="0" meta:page-count="16" meta:paragraph-count="219" meta:word-count="2697" meta:character-count="16161"/>
    <dc:date>2014-10-05T17:56:17.86</dc:date>
    <dc:creator>Chris Daly</dc:creator>
    <meta:editing-duration>PT6M38S</meta:editing-duration>
    <meta:editing-cycles>1</meta:editing-cycles>
    <meta:generator>OpenOffice.org/3.3$Win32 OpenOffice.org_project/330m20$Build-9567</meta:generator>
  </office:meta>
</office:document-meta>
</file>